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4.6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number-columns-repeated="5" table:default-cell-style-name="Default"/>
        <table:table-row table:style-name="ro1">
          <table:table-cell office:value-type="string">
            <text:p>a capella</text:p>
          </table:table-cell>
          <table:table-cell office:value-type="string">
            <text:p>a cappella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]=&quot;true&quot;" office:value-type="boolean" office:boolean-value="true">
            <text:p>WAHR</text:p>
          </table:table-cell>
          <table:table-cell table:formula="of:=[.E1]=&quot;true&quot;AND([.C1]=&quot;true&quot;)" office:value-type="boolean" office:boolean-value="true">
            <text:p>WAHR</text:p>
          </table:table-cell>
          <table:table-cell table:formula="of:=[.E1]=&quot;true&quot;" office:value-type="boolean" office:boolean-value="true">
            <text:p>WAHR</text:p>
          </table:table-cell>
          <table:table-cell table:formula="of:=[.G1]=&quot;true&quot;AND([.C1]=&quot;true&quot;)" office:value-type="boolean" office:boolean-value="true">
            <text:p>WAHR</text:p>
          </table:table-cell>
          <table:table-cell table:formula="of:=[.G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bberation</text:p>
          </table:table-cell>
          <table:table-cell office:value-type="string">
            <text:p>Aberration</text:p>
          </table:table-cell>
          <table:table-cell office:value-type="string">
            <text:p>true</text:p>
          </table:table-cell>
          <table:table-cell office:value-type="float" office:value="0.2">
            <text:p>0,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]=&quot;true&quot;" office:value-type="boolean" office:boolean-value="true">
            <text:p>WAHR</text:p>
          </table:table-cell>
          <table:table-cell table:formula="of:=[.E2]=&quot;true&quot;AND([.C2]=&quot;true&quot;)" office:value-type="boolean" office:boolean-value="true">
            <text:p>WAHR</text:p>
          </table:table-cell>
          <table:table-cell table:formula="of:=[.E2]=&quot;true&quot;" office:value-type="boolean" office:boolean-value="true">
            <text:p>WAHR</text:p>
          </table:table-cell>
          <table:table-cell table:formula="of:=[.G2]=&quot;true&quot;AND([.C2]=&quot;true&quot;)" office:value-type="boolean" office:boolean-value="true">
            <text:p>WAHR</text:p>
          </table:table-cell>
          <table:table-cell table:formula="of:=[.G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ddresse</text:p>
          </table:table-cell>
          <table:table-cell office:value-type="string">
            <text:p>Adress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]=&quot;true&quot;" office:value-type="boolean" office:boolean-value="true">
            <text:p>WAHR</text:p>
          </table:table-cell>
          <table:table-cell table:formula="of:=[.E3]=&quot;true&quot;AND([.C3]=&quot;true&quot;)" office:value-type="boolean" office:boolean-value="true">
            <text:p>WAHR</text:p>
          </table:table-cell>
          <table:table-cell table:formula="of:=[.E3]=&quot;true&quot;" office:value-type="boolean" office:boolean-value="true">
            <text:p>WAHR</text:p>
          </table:table-cell>
          <table:table-cell table:formula="of:=[.G3]=&quot;true&quot;AND([.C3]=&quot;true&quot;)" office:value-type="boolean" office:boolean-value="true">
            <text:p>WAHR</text:p>
          </table:table-cell>
          <table:table-cell table:formula="of:=[.G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gressiv</text:p>
          </table:table-cell>
          <table:table-cell office:value-type="string">
            <text:p>aggressiv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]=&quot;true&quot;" office:value-type="boolean" office:boolean-value="true">
            <text:p>WAHR</text:p>
          </table:table-cell>
          <table:table-cell table:formula="of:=[.E4]=&quot;true&quot;AND([.C4]=&quot;true&quot;)" office:value-type="boolean" office:boolean-value="true">
            <text:p>WAHR</text:p>
          </table:table-cell>
          <table:table-cell table:formula="of:=[.E4]=&quot;true&quot;" office:value-type="boolean" office:boolean-value="true">
            <text:p>WAHR</text:p>
          </table:table-cell>
          <table:table-cell table:formula="of:=[.G4]=&quot;true&quot;AND([.C4]=&quot;true&quot;)" office:value-type="boolean" office:boolean-value="true">
            <text:p>WAHR</text:p>
          </table:table-cell>
          <table:table-cell table:formula="of:=[.G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kkustik</text:p>
          </table:table-cell>
          <table:table-cell office:value-type="string">
            <text:p>Akustik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]=&quot;true&quot;" office:value-type="boolean" office:boolean-value="true">
            <text:p>WAHR</text:p>
          </table:table-cell>
          <table:table-cell table:formula="of:=[.E5]=&quot;true&quot;AND([.C5]=&quot;true&quot;)" office:value-type="boolean" office:boolean-value="true">
            <text:p>WAHR</text:p>
          </table:table-cell>
          <table:table-cell table:formula="of:=[.E5]=&quot;true&quot;" office:value-type="boolean" office:boolean-value="true">
            <text:p>WAHR</text:p>
          </table:table-cell>
          <table:table-cell table:formula="of:=[.G5]=&quot;true&quot;AND([.C5]=&quot;true&quot;)" office:value-type="boolean" office:boolean-value="true">
            <text:p>WAHR</text:p>
          </table:table-cell>
          <table:table-cell table:formula="of:=[.G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malgan</text:p>
          </table:table-cell>
          <table:table-cell office:value-type="string">
            <text:p>Amalgam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]=&quot;true&quot;" office:value-type="boolean" office:boolean-value="true">
            <text:p>WAHR</text:p>
          </table:table-cell>
          <table:table-cell table:formula="of:=[.E6]=&quot;true&quot;AND([.C6]=&quot;true&quot;)" office:value-type="boolean" office:boolean-value="true">
            <text:p>WAHR</text:p>
          </table:table-cell>
          <table:table-cell table:formula="of:=[.E6]=&quot;true&quot;" office:value-type="boolean" office:boolean-value="true">
            <text:p>WAHR</text:p>
          </table:table-cell>
          <table:table-cell table:formula="of:=[.G6]=&quot;true&quot;AND([.C6]=&quot;true&quot;)" office:value-type="boolean" office:boolean-value="true">
            <text:p>WAHR</text:p>
          </table:table-cell>
          <table:table-cell table:formula="of:=[.G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maturenbrett</text:p>
          </table:table-cell>
          <table:table-cell office:value-type="string">
            <text:p>Armaturenbrett</text:p>
          </table:table-cell>
          <table:table-cell office:value-type="string">
            <text:p>true</text:p>
          </table:table-cell>
          <table:table-cell office:value-type="float" office:value="0.0714285714285714">
            <text:p>0,0714285714</text:p>
          </table:table-cell>
          <table:table-cell office:value-type="string">
            <text:p>tru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table:formula="of:=[.C7]=&quot;true&quot;" office:value-type="boolean" office:boolean-value="true">
            <text:p>WAHR</text:p>
          </table:table-cell>
          <table:table-cell table:formula="of:=[.E7]=&quot;true&quot;AND([.C7]=&quot;true&quot;)" office:value-type="boolean" office:boolean-value="true">
            <text:p>WAHR</text:p>
          </table:table-cell>
          <table:table-cell table:formula="of:=[.E7]=&quot;true&quot;" office:value-type="boolean" office:boolean-value="true">
            <text:p>WAHR</text:p>
          </table:table-cell>
          <table:table-cell table:formula="of:=[.G7]=&quot;true&quot;AND([.C7]=&quot;true&quot;)" office:value-type="boolean" office:boolean-value="false">
            <text:p>FALSCH</text:p>
          </table:table-cell>
          <table:table-cell table:formula="of:=[.G7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assozial</text:p>
          </table:table-cell>
          <table:table-cell office:value-type="string">
            <text:p>asozial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]=&quot;true&quot;" office:value-type="boolean" office:boolean-value="true">
            <text:p>WAHR</text:p>
          </table:table-cell>
          <table:table-cell table:formula="of:=[.E8]=&quot;true&quot;AND([.C8]=&quot;true&quot;)" office:value-type="boolean" office:boolean-value="true">
            <text:p>WAHR</text:p>
          </table:table-cell>
          <table:table-cell table:formula="of:=[.E8]=&quot;true&quot;" office:value-type="boolean" office:boolean-value="true">
            <text:p>WAHR</text:p>
          </table:table-cell>
          <table:table-cell table:formula="of:=[.G8]=&quot;true&quot;AND([.C8]=&quot;true&quot;)" office:value-type="boolean" office:boolean-value="true">
            <text:p>WAHR</text:p>
          </table:table-cell>
          <table:table-cell table:formula="of:=[.G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trappe</text:p>
          </table:table-cell>
          <table:table-cell office:value-type="string">
            <text:p>Attrapp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9]=&quot;true&quot;" office:value-type="boolean" office:boolean-value="true">
            <text:p>WAHR</text:p>
          </table:table-cell>
          <table:table-cell table:formula="of:=[.E9]=&quot;true&quot;AND([.C9]=&quot;true&quot;)" office:value-type="boolean" office:boolean-value="true">
            <text:p>WAHR</text:p>
          </table:table-cell>
          <table:table-cell table:formula="of:=[.E9]=&quot;true&quot;" office:value-type="boolean" office:boolean-value="true">
            <text:p>WAHR</text:p>
          </table:table-cell>
          <table:table-cell table:formula="of:=[.G9]=&quot;true&quot;AND([.C9]=&quot;true&quot;)" office:value-type="boolean" office:boolean-value="true">
            <text:p>WAHR</text:p>
          </table:table-cell>
          <table:table-cell table:formula="of:=[.G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esenreißer</text:p>
          </table:table-cell>
          <table:table-cell office:value-type="string">
            <text:p>Besenreiser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0]=&quot;true&quot;" office:value-type="boolean" office:boolean-value="true">
            <text:p>WAHR</text:p>
          </table:table-cell>
          <table:table-cell table:formula="of:=[.E10]=&quot;true&quot;AND([.C10]=&quot;true&quot;)" office:value-type="boolean" office:boolean-value="true">
            <text:p>WAHR</text:p>
          </table:table-cell>
          <table:table-cell table:formula="of:=[.E10]=&quot;true&quot;" office:value-type="boolean" office:boolean-value="true">
            <text:p>WAHR</text:p>
          </table:table-cell>
          <table:table-cell table:formula="of:=[.G10]=&quot;true&quot;AND([.C10]=&quot;true&quot;)" office:value-type="boolean" office:boolean-value="true">
            <text:p>WAHR</text:p>
          </table:table-cell>
          <table:table-cell table:formula="of:=[.G1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illiard</text:p>
          </table:table-cell>
          <table:table-cell office:value-type="string">
            <text:p>Billard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1]=&quot;true&quot;" office:value-type="boolean" office:boolean-value="true">
            <text:p>WAHR</text:p>
          </table:table-cell>
          <table:table-cell table:formula="of:=[.E11]=&quot;true&quot;AND([.C11]=&quot;true&quot;)" office:value-type="boolean" office:boolean-value="true">
            <text:p>WAHR</text:p>
          </table:table-cell>
          <table:table-cell table:formula="of:=[.E11]=&quot;true&quot;" office:value-type="boolean" office:boolean-value="true">
            <text:p>WAHR</text:p>
          </table:table-cell>
          <table:table-cell table:formula="of:=[.G11]=&quot;true&quot;AND([.C11]=&quot;true&quot;)" office:value-type="boolean" office:boolean-value="true">
            <text:p>WAHR</text:p>
          </table:table-cell>
          <table:table-cell table:formula="of:=[.G1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ischen</text:p>
          </table:table-cell>
          <table:table-cell office:value-type="string">
            <text:p>bisschen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2]=&quot;true&quot;" office:value-type="boolean" office:boolean-value="true">
            <text:p>WAHR</text:p>
          </table:table-cell>
          <table:table-cell table:formula="of:=[.E12]=&quot;true&quot;AND([.C12]=&quot;true&quot;)" office:value-type="boolean" office:boolean-value="true">
            <text:p>WAHR</text:p>
          </table:table-cell>
          <table:table-cell table:formula="of:=[.E12]=&quot;true&quot;" office:value-type="boolean" office:boolean-value="true">
            <text:p>WAHR</text:p>
          </table:table-cell>
          <table:table-cell table:formula="of:=[.G12]=&quot;true&quot;AND([.C12]=&quot;true&quot;)" office:value-type="boolean" office:boolean-value="true">
            <text:p>WAHR</text:p>
          </table:table-cell>
          <table:table-cell table:formula="of:=[.G1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isquit</text:p>
          </table:table-cell>
          <table:table-cell office:value-type="string">
            <text:p>Biskuit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3]=&quot;true&quot;" office:value-type="boolean" office:boolean-value="true">
            <text:p>WAHR</text:p>
          </table:table-cell>
          <table:table-cell table:formula="of:=[.E13]=&quot;true&quot;AND([.C13]=&quot;true&quot;)" office:value-type="boolean" office:boolean-value="true">
            <text:p>WAHR</text:p>
          </table:table-cell>
          <table:table-cell table:formula="of:=[.E13]=&quot;true&quot;" office:value-type="boolean" office:boolean-value="true">
            <text:p>WAHR</text:p>
          </table:table-cell>
          <table:table-cell table:formula="of:=[.G13]=&quot;true&quot;AND([.C13]=&quot;true&quot;)" office:value-type="boolean" office:boolean-value="true">
            <text:p>WAHR</text:p>
          </table:table-cell>
          <table:table-cell table:formula="of:=[.G1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ombadieren</text:p>
          </table:table-cell>
          <table:table-cell office:value-type="string">
            <text:p>bombardieren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]=&quot;true&quot;" office:value-type="boolean" office:boolean-value="true">
            <text:p>WAHR</text:p>
          </table:table-cell>
          <table:table-cell table:formula="of:=[.E14]=&quot;true&quot;AND([.C14]=&quot;true&quot;)" office:value-type="boolean" office:boolean-value="true">
            <text:p>WAHR</text:p>
          </table:table-cell>
          <table:table-cell table:formula="of:=[.E14]=&quot;true&quot;" office:value-type="boolean" office:boolean-value="true">
            <text:p>WAHR</text:p>
          </table:table-cell>
          <table:table-cell table:formula="of:=[.G14]=&quot;true&quot;AND([.C14]=&quot;true&quot;)" office:value-type="boolean" office:boolean-value="true">
            <text:p>WAHR</text:p>
          </table:table-cell>
          <table:table-cell table:formula="of:=[.G1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rilliant</text:p>
          </table:table-cell>
          <table:table-cell office:value-type="string">
            <text:p>brillant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5]=&quot;true&quot;" office:value-type="boolean" office:boolean-value="true">
            <text:p>WAHR</text:p>
          </table:table-cell>
          <table:table-cell table:formula="of:=[.E15]=&quot;true&quot;AND([.C15]=&quot;true&quot;)" office:value-type="boolean" office:boolean-value="true">
            <text:p>WAHR</text:p>
          </table:table-cell>
          <table:table-cell table:formula="of:=[.E15]=&quot;true&quot;" office:value-type="boolean" office:boolean-value="true">
            <text:p>WAHR</text:p>
          </table:table-cell>
          <table:table-cell table:formula="of:=[.G15]=&quot;true&quot;AND([.C15]=&quot;true&quot;)" office:value-type="boolean" office:boolean-value="true">
            <text:p>WAHR</text:p>
          </table:table-cell>
          <table:table-cell table:formula="of:=[.G1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Capuccino</text:p>
          </table:table-cell>
          <table:table-cell office:value-type="string">
            <text:p>Cappuccino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6]=&quot;true&quot;" office:value-type="boolean" office:boolean-value="true">
            <text:p>WAHR</text:p>
          </table:table-cell>
          <table:table-cell table:formula="of:=[.E16]=&quot;true&quot;AND([.C16]=&quot;true&quot;)" office:value-type="boolean" office:boolean-value="true">
            <text:p>WAHR</text:p>
          </table:table-cell>
          <table:table-cell table:formula="of:=[.E16]=&quot;true&quot;" office:value-type="boolean" office:boolean-value="true">
            <text:p>WAHR</text:p>
          </table:table-cell>
          <table:table-cell table:formula="of:=[.G16]=&quot;true&quot;AND([.C16]=&quot;true&quot;)" office:value-type="boolean" office:boolean-value="true">
            <text:p>WAHR</text:p>
          </table:table-cell>
          <table:table-cell table:formula="of:=[.G1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detailiert</text:p>
          </table:table-cell>
          <table:table-cell office:value-type="string">
            <text:p>detailliert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7]=&quot;true&quot;" office:value-type="boolean" office:boolean-value="true">
            <text:p>WAHR</text:p>
          </table:table-cell>
          <table:table-cell table:formula="of:=[.E17]=&quot;true&quot;AND([.C17]=&quot;true&quot;)" office:value-type="boolean" office:boolean-value="true">
            <text:p>WAHR</text:p>
          </table:table-cell>
          <table:table-cell table:formula="of:=[.E17]=&quot;true&quot;" office:value-type="boolean" office:boolean-value="true">
            <text:p>WAHR</text:p>
          </table:table-cell>
          <table:table-cell table:formula="of:=[.G17]=&quot;true&quot;AND([.C17]=&quot;true&quot;)" office:value-type="boolean" office:boolean-value="true">
            <text:p>WAHR</text:p>
          </table:table-cell>
          <table:table-cell table:formula="of:=[.G1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dilletantisch</text:p>
          </table:table-cell>
          <table:table-cell office:value-type="string">
            <text:p>dilettantisch</text:p>
          </table:table-cell>
          <table:table-cell office:value-type="string">
            <text:p>true</text:p>
          </table:table-cell>
          <table:table-cell office:value-type="float" office:value="0.153846153846154">
            <text:p>0,1538461538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8]=&quot;true&quot;" office:value-type="boolean" office:boolean-value="true">
            <text:p>WAHR</text:p>
          </table:table-cell>
          <table:table-cell table:formula="of:=[.E18]=&quot;true&quot;AND([.C18]=&quot;true&quot;)" office:value-type="boolean" office:boolean-value="true">
            <text:p>WAHR</text:p>
          </table:table-cell>
          <table:table-cell table:formula="of:=[.E18]=&quot;true&quot;" office:value-type="boolean" office:boolean-value="true">
            <text:p>WAHR</text:p>
          </table:table-cell>
          <table:table-cell table:formula="of:=[.G18]=&quot;true&quot;AND([.C18]=&quot;true&quot;)" office:value-type="boolean" office:boolean-value="true">
            <text:p>WAHR</text:p>
          </table:table-cell>
          <table:table-cell table:formula="of:=[.G1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Diphterie</text:p>
          </table:table-cell>
          <table:table-cell office:value-type="string">
            <text:p>Diphtherie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19]=&quot;true&quot;" office:value-type="boolean" office:boolean-value="true">
            <text:p>WAHR</text:p>
          </table:table-cell>
          <table:table-cell table:formula="of:=[.E19]=&quot;true&quot;AND([.C19]=&quot;true&quot;)" office:value-type="boolean" office:boolean-value="true">
            <text:p>WAHR</text:p>
          </table:table-cell>
          <table:table-cell table:formula="of:=[.E19]=&quot;true&quot;" office:value-type="boolean" office:boolean-value="true">
            <text:p>WAHR</text:p>
          </table:table-cell>
          <table:table-cell table:formula="of:=[.G19]=&quot;true&quot;AND([.C19]=&quot;true&quot;)" office:value-type="boolean" office:boolean-value="true">
            <text:p>WAHR</text:p>
          </table:table-cell>
          <table:table-cell table:formula="of:=[.G1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igenbrödler</text:p>
          </table:table-cell>
          <table:table-cell office:value-type="string">
            <text:p>Eigenbrötler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0]=&quot;true&quot;" office:value-type="boolean" office:boolean-value="true">
            <text:p>WAHR</text:p>
          </table:table-cell>
          <table:table-cell table:formula="of:=[.E20]=&quot;true&quot;AND([.C20]=&quot;true&quot;)" office:value-type="boolean" office:boolean-value="true">
            <text:p>WAHR</text:p>
          </table:table-cell>
          <table:table-cell table:formula="of:=[.E20]=&quot;true&quot;" office:value-type="boolean" office:boolean-value="true">
            <text:p>WAHR</text:p>
          </table:table-cell>
          <table:table-cell table:formula="of:=[.G20]=&quot;true&quot;AND([.C20]=&quot;true&quot;)" office:value-type="boolean" office:boolean-value="true">
            <text:p>WAHR</text:p>
          </table:table-cell>
          <table:table-cell table:formula="of:=[.G2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inzelnd</text:p>
          </table:table-cell>
          <table:table-cell office:value-type="string">
            <text:p>einzeln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1]=&quot;true&quot;" office:value-type="boolean" office:boolean-value="true">
            <text:p>WAHR</text:p>
          </table:table-cell>
          <table:table-cell table:formula="of:=[.E21]=&quot;true&quot;AND([.C21]=&quot;true&quot;)" office:value-type="boolean" office:boolean-value="true">
            <text:p>WAHR</text:p>
          </table:table-cell>
          <table:table-cell table:formula="of:=[.E21]=&quot;true&quot;" office:value-type="boolean" office:boolean-value="true">
            <text:p>WAHR</text:p>
          </table:table-cell>
          <table:table-cell table:formula="of:=[.G21]=&quot;true&quot;AND([.C21]=&quot;true&quot;)" office:value-type="boolean" office:boolean-value="true">
            <text:p>WAHR</text:p>
          </table:table-cell>
          <table:table-cell table:formula="of:=[.G2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ntgeld</text:p>
          </table:table-cell>
          <table:table-cell office:value-type="string">
            <text:p>Entgelt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2]=&quot;true&quot;" office:value-type="boolean" office:boolean-value="true">
            <text:p>WAHR</text:p>
          </table:table-cell>
          <table:table-cell table:formula="of:=[.E22]=&quot;true&quot;AND([.C22]=&quot;true&quot;)" office:value-type="boolean" office:boolean-value="true">
            <text:p>WAHR</text:p>
          </table:table-cell>
          <table:table-cell table:formula="of:=[.E22]=&quot;true&quot;" office:value-type="boolean" office:boolean-value="true">
            <text:p>WAHR</text:p>
          </table:table-cell>
          <table:table-cell table:formula="of:=[.G22]=&quot;true&quot;AND([.C22]=&quot;true&quot;)" office:value-type="boolean" office:boolean-value="true">
            <text:p>WAHR</text:p>
          </table:table-cell>
          <table:table-cell table:formula="of:=[.G2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ntgültig</text:p>
          </table:table-cell>
          <table:table-cell office:value-type="string">
            <text:p>endgültig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3]=&quot;true&quot;" office:value-type="boolean" office:boolean-value="true">
            <text:p>WAHR</text:p>
          </table:table-cell>
          <table:table-cell table:formula="of:=[.E23]=&quot;true&quot;AND([.C23]=&quot;true&quot;)" office:value-type="boolean" office:boolean-value="true">
            <text:p>WAHR</text:p>
          </table:table-cell>
          <table:table-cell table:formula="of:=[.E23]=&quot;true&quot;" office:value-type="boolean" office:boolean-value="true">
            <text:p>WAHR</text:p>
          </table:table-cell>
          <table:table-cell table:formula="of:=[.G23]=&quot;true&quot;AND([.C23]=&quot;true&quot;)" office:value-type="boolean" office:boolean-value="true">
            <text:p>WAHR</text:p>
          </table:table-cell>
          <table:table-cell table:formula="of:=[.G2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xtase</text:p>
          </table:table-cell>
          <table:table-cell office:value-type="string">
            <text:p>Ekstase</text:p>
          </table:table-cell>
          <table:table-cell office:value-type="string">
            <text:p>true</text:p>
          </table:table-cell>
          <table:table-cell office:value-type="float" office:value="0.285714285714286">
            <text:p>0,285714285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4]=&quot;true&quot;" office:value-type="boolean" office:boolean-value="true">
            <text:p>WAHR</text:p>
          </table:table-cell>
          <table:table-cell table:formula="of:=[.E24]=&quot;true&quot;AND([.C24]=&quot;true&quot;)" office:value-type="boolean" office:boolean-value="false">
            <text:p>FALSCH</text:p>
          </table:table-cell>
          <table:table-cell table:formula="of:=[.E24]=&quot;true&quot;" office:value-type="boolean" office:boolean-value="false">
            <text:p>FALSCH</text:p>
          </table:table-cell>
          <table:table-cell table:formula="of:=[.G24]=&quot;true&quot;AND([.C24]=&quot;true&quot;)" office:value-type="boolean" office:boolean-value="true">
            <text:p>WAHR</text:p>
          </table:table-cell>
          <table:table-cell table:formula="of:=[.G2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röhnen</text:p>
          </table:table-cell>
          <table:table-cell office:value-type="string">
            <text:p>frönen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5]=&quot;true&quot;" office:value-type="boolean" office:boolean-value="true">
            <text:p>WAHR</text:p>
          </table:table-cell>
          <table:table-cell table:formula="of:=[.E25]=&quot;true&quot;AND([.C25]=&quot;true&quot;)" office:value-type="boolean" office:boolean-value="true">
            <text:p>WAHR</text:p>
          </table:table-cell>
          <table:table-cell table:formula="of:=[.E25]=&quot;true&quot;" office:value-type="boolean" office:boolean-value="true">
            <text:p>WAHR</text:p>
          </table:table-cell>
          <table:table-cell table:formula="of:=[.G25]=&quot;true&quot;AND([.C25]=&quot;true&quot;)" office:value-type="boolean" office:boolean-value="true">
            <text:p>WAHR</text:p>
          </table:table-cell>
          <table:table-cell table:formula="of:=[.G2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allerie</text:p>
          </table:table-cell>
          <table:table-cell office:value-type="string">
            <text:p>Galeri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6]=&quot;true&quot;" office:value-type="boolean" office:boolean-value="true">
            <text:p>WAHR</text:p>
          </table:table-cell>
          <table:table-cell table:formula="of:=[.E26]=&quot;true&quot;AND([.C26]=&quot;true&quot;)" office:value-type="boolean" office:boolean-value="true">
            <text:p>WAHR</text:p>
          </table:table-cell>
          <table:table-cell table:formula="of:=[.E26]=&quot;true&quot;" office:value-type="boolean" office:boolean-value="true">
            <text:p>WAHR</text:p>
          </table:table-cell>
          <table:table-cell table:formula="of:=[.G26]=&quot;true&quot;AND([.C26]=&quot;true&quot;)" office:value-type="boolean" office:boolean-value="true">
            <text:p>WAHR</text:p>
          </table:table-cell>
          <table:table-cell table:formula="of:=[.G2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allionsfigur</text:p>
          </table:table-cell>
          <table:table-cell office:value-type="string">
            <text:p>Galionsfigur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7]=&quot;true&quot;" office:value-type="boolean" office:boolean-value="true">
            <text:p>WAHR</text:p>
          </table:table-cell>
          <table:table-cell table:formula="of:=[.E27]=&quot;true&quot;AND([.C27]=&quot;true&quot;)" office:value-type="boolean" office:boolean-value="true">
            <text:p>WAHR</text:p>
          </table:table-cell>
          <table:table-cell table:formula="of:=[.E27]=&quot;true&quot;" office:value-type="boolean" office:boolean-value="true">
            <text:p>WAHR</text:p>
          </table:table-cell>
          <table:table-cell table:formula="of:=[.G27]=&quot;true&quot;AND([.C27]=&quot;true&quot;)" office:value-type="boolean" office:boolean-value="true">
            <text:p>WAHR</text:p>
          </table:table-cell>
          <table:table-cell table:formula="of:=[.G2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ebahren</text:p>
          </table:table-cell>
          <table:table-cell office:value-type="string">
            <text:p>Gebaren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28]=&quot;true&quot;" office:value-type="boolean" office:boolean-value="true">
            <text:p>WAHR</text:p>
          </table:table-cell>
          <table:table-cell table:formula="of:=[.E28]=&quot;true&quot;AND([.C28]=&quot;true&quot;)" office:value-type="boolean" office:boolean-value="true">
            <text:p>WAHR</text:p>
          </table:table-cell>
          <table:table-cell table:formula="of:=[.E28]=&quot;true&quot;" office:value-type="boolean" office:boolean-value="true">
            <text:p>WAHR</text:p>
          </table:table-cell>
          <table:table-cell table:formula="of:=[.G28]=&quot;true&quot;AND([.C28]=&quot;true&quot;)" office:value-type="boolean" office:boolean-value="true">
            <text:p>WAHR</text:p>
          </table:table-cell>
          <table:table-cell table:formula="of:=[.G2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elantine</text:p>
          </table:table-cell>
          <table:table-cell office:value-type="string">
            <text:p>Gelatine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table:formula="of:=[.C29]=&quot;true&quot;" office:value-type="boolean" office:boolean-value="true">
            <text:p>WAHR</text:p>
          </table:table-cell>
          <table:table-cell table:formula="of:=[.E29]=&quot;true&quot;AND([.C29]=&quot;true&quot;)" office:value-type="boolean" office:boolean-value="true">
            <text:p>WAHR</text:p>
          </table:table-cell>
          <table:table-cell table:formula="of:=[.E29]=&quot;true&quot;" office:value-type="boolean" office:boolean-value="true">
            <text:p>WAHR</text:p>
          </table:table-cell>
          <table:table-cell table:formula="of:=[.G29]=&quot;true&quot;AND([.C29]=&quot;true&quot;)" office:value-type="boolean" office:boolean-value="false">
            <text:p>FALSCH</text:p>
          </table:table-cell>
          <table:table-cell table:formula="of:=[.G29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gesäht</text:p>
          </table:table-cell>
          <table:table-cell office:value-type="string">
            <text:p>gesät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0]=&quot;true&quot;" office:value-type="boolean" office:boolean-value="true">
            <text:p>WAHR</text:p>
          </table:table-cell>
          <table:table-cell table:formula="of:=[.E30]=&quot;true&quot;AND([.C30]=&quot;true&quot;)" office:value-type="boolean" office:boolean-value="true">
            <text:p>WAHR</text:p>
          </table:table-cell>
          <table:table-cell table:formula="of:=[.E30]=&quot;true&quot;" office:value-type="boolean" office:boolean-value="true">
            <text:p>WAHR</text:p>
          </table:table-cell>
          <table:table-cell table:formula="of:=[.G30]=&quot;true&quot;AND([.C30]=&quot;true&quot;)" office:value-type="boolean" office:boolean-value="true">
            <text:p>WAHR</text:p>
          </table:table-cell>
          <table:table-cell table:formula="of:=[.G3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othisch</text:p>
          </table:table-cell>
          <table:table-cell office:value-type="string">
            <text:p>gotisch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1]=&quot;true&quot;" office:value-type="boolean" office:boolean-value="true">
            <text:p>WAHR</text:p>
          </table:table-cell>
          <table:table-cell table:formula="of:=[.E31]=&quot;true&quot;AND([.C31]=&quot;true&quot;)" office:value-type="boolean" office:boolean-value="true">
            <text:p>WAHR</text:p>
          </table:table-cell>
          <table:table-cell table:formula="of:=[.E31]=&quot;true&quot;" office:value-type="boolean" office:boolean-value="true">
            <text:p>WAHR</text:p>
          </table:table-cell>
          <table:table-cell table:formula="of:=[.G31]=&quot;true&quot;AND([.C31]=&quot;true&quot;)" office:value-type="boolean" office:boolean-value="true">
            <text:p>WAHR</text:p>
          </table:table-cell>
          <table:table-cell table:formula="of:=[.G3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radwanderung</text:p>
          </table:table-cell>
          <table:table-cell office:value-type="string">
            <text:p>Gratwanderung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2]=&quot;true&quot;" office:value-type="boolean" office:boolean-value="true">
            <text:p>WAHR</text:p>
          </table:table-cell>
          <table:table-cell table:formula="of:=[.E32]=&quot;true&quot;AND([.C32]=&quot;true&quot;)" office:value-type="boolean" office:boolean-value="true">
            <text:p>WAHR</text:p>
          </table:table-cell>
          <table:table-cell table:formula="of:=[.E32]=&quot;true&quot;" office:value-type="boolean" office:boolean-value="true">
            <text:p>WAHR</text:p>
          </table:table-cell>
          <table:table-cell table:formula="of:=[.G32]=&quot;true&quot;AND([.C32]=&quot;true&quot;)" office:value-type="boolean" office:boolean-value="true">
            <text:p>WAHR</text:p>
          </table:table-cell>
          <table:table-cell table:formula="of:=[.G3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ries</text:p>
          </table:table-cell>
          <table:table-cell office:value-type="string">
            <text:p>Grieß</text:p>
          </table:table-cell>
          <table:table-cell office:value-type="string">
            <text:p>true</text:p>
          </table:table-cell>
          <table:table-cell office:value-type="float" office:value="0.2">
            <text:p>0,2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33]=&quot;true&quot;" office:value-type="boolean" office:boolean-value="true">
            <text:p>WAHR</text:p>
          </table:table-cell>
          <table:table-cell table:formula="of:=[.E33]=&quot;true&quot;AND([.C33]=&quot;true&quot;)" office:value-type="boolean" office:boolean-value="true">
            <text:p>WAHR</text:p>
          </table:table-cell>
          <table:table-cell table:formula="of:=[.E33]=&quot;true&quot;" office:value-type="boolean" office:boolean-value="true">
            <text:p>WAHR</text:p>
          </table:table-cell>
          <table:table-cell table:formula="of:=[.G33]=&quot;true&quot;AND([.C33]=&quot;true&quot;)" office:value-type="boolean" office:boolean-value="true">
            <text:p>WAHR</text:p>
          </table:table-cell>
          <table:table-cell table:formula="of:=[.G3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gröhlen</text:p>
          </table:table-cell>
          <table:table-cell office:value-type="string">
            <text:p>grölen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4]=&quot;true&quot;" office:value-type="boolean" office:boolean-value="true">
            <text:p>WAHR</text:p>
          </table:table-cell>
          <table:table-cell table:formula="of:=[.E34]=&quot;true&quot;AND([.C34]=&quot;true&quot;)" office:value-type="boolean" office:boolean-value="true">
            <text:p>WAHR</text:p>
          </table:table-cell>
          <table:table-cell table:formula="of:=[.E34]=&quot;true&quot;" office:value-type="boolean" office:boolean-value="true">
            <text:p>WAHR</text:p>
          </table:table-cell>
          <table:table-cell table:formula="of:=[.G34]=&quot;true&quot;AND([.C34]=&quot;true&quot;)" office:value-type="boolean" office:boolean-value="true">
            <text:p>WAHR</text:p>
          </table:table-cell>
          <table:table-cell table:formula="of:=[.G3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älst</text:p>
          </table:table-cell>
          <table:table-cell office:value-type="string">
            <text:p>hältst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table:formula="of:=[.C35]=&quot;true&quot;" office:value-type="boolean" office:boolean-value="true">
            <text:p>WAHR</text:p>
          </table:table-cell>
          <table:table-cell table:formula="of:=[.E35]=&quot;true&quot;AND([.C35]=&quot;true&quot;)" office:value-type="boolean" office:boolean-value="true">
            <text:p>WAHR</text:p>
          </table:table-cell>
          <table:table-cell table:formula="of:=[.E35]=&quot;true&quot;" office:value-type="boolean" office:boolean-value="true">
            <text:p>WAHR</text:p>
          </table:table-cell>
          <table:table-cell table:formula="of:=[.G35]=&quot;true&quot;AND([.C35]=&quot;true&quot;)" office:value-type="boolean" office:boolean-value="false">
            <text:p>FALSCH</text:p>
          </table:table-cell>
          <table:table-cell table:formula="of:=[.G35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Imbus(schlüssel)</text:p>
          </table:table-cell>
          <table:table-cell office:value-type="string">
            <text:p>Inbus(schlüssel)</text:p>
          </table:table-cell>
          <table:table-cell office:value-type="string">
            <text:p>true</text:p>
          </table:table-cell>
          <table:table-cell office:value-type="float" office:value="0.0625">
            <text:p>0,06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6]=&quot;true&quot;" office:value-type="boolean" office:boolean-value="true">
            <text:p>WAHR</text:p>
          </table:table-cell>
          <table:table-cell table:formula="of:=[.E36]=&quot;true&quot;AND([.C36]=&quot;true&quot;)" office:value-type="boolean" office:boolean-value="true">
            <text:p>WAHR</text:p>
          </table:table-cell>
          <table:table-cell table:formula="of:=[.E36]=&quot;true&quot;" office:value-type="boolean" office:boolean-value="true">
            <text:p>WAHR</text:p>
          </table:table-cell>
          <table:table-cell table:formula="of:=[.G36]=&quot;true&quot;AND([.C36]=&quot;true&quot;)" office:value-type="boolean" office:boolean-value="true">
            <text:p>WAHR</text:p>
          </table:table-cell>
          <table:table-cell table:formula="of:=[.G3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Imission</text:p>
          </table:table-cell>
          <table:table-cell office:value-type="string">
            <text:p>Immission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7]=&quot;true&quot;" office:value-type="boolean" office:boolean-value="true">
            <text:p>WAHR</text:p>
          </table:table-cell>
          <table:table-cell table:formula="of:=[.E37]=&quot;true&quot;AND([.C37]=&quot;true&quot;)" office:value-type="boolean" office:boolean-value="true">
            <text:p>WAHR</text:p>
          </table:table-cell>
          <table:table-cell table:formula="of:=[.E37]=&quot;true&quot;" office:value-type="boolean" office:boolean-value="true">
            <text:p>WAHR</text:p>
          </table:table-cell>
          <table:table-cell table:formula="of:=[.G37]=&quot;true&quot;AND([.C37]=&quot;true&quot;)" office:value-type="boolean" office:boolean-value="true">
            <text:p>WAHR</text:p>
          </table:table-cell>
          <table:table-cell table:formula="of:=[.G3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Ingredenzien</text:p>
          </table:table-cell>
          <table:table-cell office:value-type="string">
            <text:p>Ingredienzien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8]=&quot;true&quot;" office:value-type="boolean" office:boolean-value="true">
            <text:p>WAHR</text:p>
          </table:table-cell>
          <table:table-cell table:formula="of:=[.E38]=&quot;true&quot;AND([.C38]=&quot;true&quot;)" office:value-type="boolean" office:boolean-value="true">
            <text:p>WAHR</text:p>
          </table:table-cell>
          <table:table-cell table:formula="of:=[.E38]=&quot;true&quot;" office:value-type="boolean" office:boolean-value="true">
            <text:p>WAHR</text:p>
          </table:table-cell>
          <table:table-cell table:formula="of:=[.G38]=&quot;true&quot;AND([.C38]=&quot;true&quot;)" office:value-type="boolean" office:boolean-value="true">
            <text:p>WAHR</text:p>
          </table:table-cell>
          <table:table-cell table:formula="of:=[.G3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Kandarre</text:p>
          </table:table-cell>
          <table:table-cell office:value-type="string">
            <text:p>Kandar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39]=&quot;true&quot;" office:value-type="boolean" office:boolean-value="true">
            <text:p>WAHR</text:p>
          </table:table-cell>
          <table:table-cell table:formula="of:=[.E39]=&quot;true&quot;AND([.C39]=&quot;true&quot;)" office:value-type="boolean" office:boolean-value="true">
            <text:p>WAHR</text:p>
          </table:table-cell>
          <table:table-cell table:formula="of:=[.E39]=&quot;true&quot;" office:value-type="boolean" office:boolean-value="true">
            <text:p>WAHR</text:p>
          </table:table-cell>
          <table:table-cell table:formula="of:=[.G39]=&quot;true&quot;AND([.C39]=&quot;true&quot;)" office:value-type="boolean" office:boolean-value="true">
            <text:p>WAHR</text:p>
          </table:table-cell>
          <table:table-cell table:formula="of:=[.G3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kommisarisch</text:p>
          </table:table-cell>
          <table:table-cell office:value-type="string">
            <text:p>kommissarisch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0]=&quot;true&quot;" office:value-type="boolean" office:boolean-value="true">
            <text:p>WAHR</text:p>
          </table:table-cell>
          <table:table-cell table:formula="of:=[.E40]=&quot;true&quot;AND([.C40]=&quot;true&quot;)" office:value-type="boolean" office:boolean-value="true">
            <text:p>WAHR</text:p>
          </table:table-cell>
          <table:table-cell table:formula="of:=[.E40]=&quot;true&quot;" office:value-type="boolean" office:boolean-value="true">
            <text:p>WAHR</text:p>
          </table:table-cell>
          <table:table-cell table:formula="of:=[.G40]=&quot;true&quot;AND([.C40]=&quot;true&quot;)" office:value-type="boolean" office:boolean-value="true">
            <text:p>WAHR</text:p>
          </table:table-cell>
          <table:table-cell table:formula="of:=[.G4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apalie</text:p>
          </table:table-cell>
          <table:table-cell office:value-type="string">
            <text:p>Lappali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1]=&quot;true&quot;" office:value-type="boolean" office:boolean-value="true">
            <text:p>WAHR</text:p>
          </table:table-cell>
          <table:table-cell table:formula="of:=[.E41]=&quot;true&quot;AND([.C41]=&quot;true&quot;)" office:value-type="boolean" office:boolean-value="true">
            <text:p>WAHR</text:p>
          </table:table-cell>
          <table:table-cell table:formula="of:=[.E41]=&quot;true&quot;" office:value-type="boolean" office:boolean-value="true">
            <text:p>WAHR</text:p>
          </table:table-cell>
          <table:table-cell table:formula="of:=[.G41]=&quot;true&quot;AND([.C41]=&quot;true&quot;)" office:value-type="boolean" office:boolean-value="true">
            <text:p>WAHR</text:p>
          </table:table-cell>
          <table:table-cell table:formula="of:=[.G4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illiputaner</text:p>
          </table:table-cell>
          <table:table-cell office:value-type="string">
            <text:p>Liliputaner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2]=&quot;true&quot;" office:value-type="boolean" office:boolean-value="true">
            <text:p>WAHR</text:p>
          </table:table-cell>
          <table:table-cell table:formula="of:=[.E42]=&quot;true&quot;AND([.C42]=&quot;true&quot;)" office:value-type="boolean" office:boolean-value="true">
            <text:p>WAHR</text:p>
          </table:table-cell>
          <table:table-cell table:formula="of:=[.E42]=&quot;true&quot;" office:value-type="boolean" office:boolean-value="true">
            <text:p>WAHR</text:p>
          </table:table-cell>
          <table:table-cell table:formula="of:=[.G42]=&quot;true&quot;AND([.C42]=&quot;true&quot;)" office:value-type="boolean" office:boolean-value="true">
            <text:p>WAHR</text:p>
          </table:table-cell>
          <table:table-cell table:formula="of:=[.G4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izensieren</text:p>
          </table:table-cell>
          <table:table-cell office:value-type="string">
            <text:p>lizenzieren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3]=&quot;true&quot;" office:value-type="boolean" office:boolean-value="true">
            <text:p>WAHR</text:p>
          </table:table-cell>
          <table:table-cell table:formula="of:=[.E43]=&quot;true&quot;AND([.C43]=&quot;true&quot;)" office:value-type="boolean" office:boolean-value="true">
            <text:p>WAHR</text:p>
          </table:table-cell>
          <table:table-cell table:formula="of:=[.E43]=&quot;true&quot;" office:value-type="boolean" office:boolean-value="true">
            <text:p>WAHR</text:p>
          </table:table-cell>
          <table:table-cell table:formula="of:=[.G43]=&quot;true&quot;AND([.C43]=&quot;true&quot;)" office:value-type="boolean" office:boolean-value="true">
            <text:p>WAHR</text:p>
          </table:table-cell>
          <table:table-cell table:formula="of:=[.G4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ybien</text:p>
          </table:table-cell>
          <table:table-cell office:value-type="string">
            <text:p>Libyen</text:p>
          </table:table-cell>
          <table:table-cell office:value-type="string">
            <text:p>true</text:p>
          </table:table-cell>
          <table:table-cell office:value-type="float" office:value="0.333333333333333">
            <text:p>0,333333333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4]=&quot;true&quot;" office:value-type="boolean" office:boolean-value="true">
            <text:p>WAHR</text:p>
          </table:table-cell>
          <table:table-cell table:formula="of:=[.E44]=&quot;true&quot;AND([.C44]=&quot;true&quot;)" office:value-type="boolean" office:boolean-value="false">
            <text:p>FALSCH</text:p>
          </table:table-cell>
          <table:table-cell table:formula="of:=[.E44]=&quot;true&quot;" office:value-type="boolean" office:boolean-value="false">
            <text:p>FALSCH</text:p>
          </table:table-cell>
          <table:table-cell table:formula="of:=[.G44]=&quot;true&quot;AND([.C44]=&quot;true&quot;)" office:value-type="boolean" office:boolean-value="true">
            <text:p>WAHR</text:p>
          </table:table-cell>
          <table:table-cell table:formula="of:=[.G4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maniriert</text:p>
          </table:table-cell>
          <table:table-cell office:value-type="string">
            <text:p>manieriert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5]=&quot;true&quot;" office:value-type="boolean" office:boolean-value="true">
            <text:p>WAHR</text:p>
          </table:table-cell>
          <table:table-cell table:formula="of:=[.E45]=&quot;true&quot;AND([.C45]=&quot;true&quot;)" office:value-type="boolean" office:boolean-value="true">
            <text:p>WAHR</text:p>
          </table:table-cell>
          <table:table-cell table:formula="of:=[.E45]=&quot;true&quot;" office:value-type="boolean" office:boolean-value="true">
            <text:p>WAHR</text:p>
          </table:table-cell>
          <table:table-cell table:formula="of:=[.G45]=&quot;true&quot;AND([.C45]=&quot;true&quot;)" office:value-type="boolean" office:boolean-value="true">
            <text:p>WAHR</text:p>
          </table:table-cell>
          <table:table-cell table:formula="of:=[.G4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Maschiene</text:p>
          </table:table-cell>
          <table:table-cell office:value-type="string">
            <text:p>Maschine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6]=&quot;true&quot;" office:value-type="boolean" office:boolean-value="true">
            <text:p>WAHR</text:p>
          </table:table-cell>
          <table:table-cell table:formula="of:=[.E46]=&quot;true&quot;AND([.C46]=&quot;true&quot;)" office:value-type="boolean" office:boolean-value="true">
            <text:p>WAHR</text:p>
          </table:table-cell>
          <table:table-cell table:formula="of:=[.E46]=&quot;true&quot;" office:value-type="boolean" office:boolean-value="true">
            <text:p>WAHR</text:p>
          </table:table-cell>
          <table:table-cell table:formula="of:=[.G46]=&quot;true&quot;AND([.C46]=&quot;true&quot;)" office:value-type="boolean" office:boolean-value="true">
            <text:p>WAHR</text:p>
          </table:table-cell>
          <table:table-cell table:formula="of:=[.G4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narzistisch</text:p>
          </table:table-cell>
          <table:table-cell office:value-type="string">
            <text:p>narzisstisch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7]=&quot;true&quot;" office:value-type="boolean" office:boolean-value="true">
            <text:p>WAHR</text:p>
          </table:table-cell>
          <table:table-cell table:formula="of:=[.E47]=&quot;true&quot;AND([.C47]=&quot;true&quot;)" office:value-type="boolean" office:boolean-value="true">
            <text:p>WAHR</text:p>
          </table:table-cell>
          <table:table-cell table:formula="of:=[.E47]=&quot;true&quot;" office:value-type="boolean" office:boolean-value="true">
            <text:p>WAHR</text:p>
          </table:table-cell>
          <table:table-cell table:formula="of:=[.G47]=&quot;true&quot;AND([.C47]=&quot;true&quot;)" office:value-type="boolean" office:boolean-value="true">
            <text:p>WAHR</text:p>
          </table:table-cell>
          <table:table-cell table:formula="of:=[.G4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nießen</text:p>
          </table:table-cell>
          <table:table-cell office:value-type="string">
            <text:p>niesen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table:formula="of:=[.C48]=&quot;true&quot;" office:value-type="boolean" office:boolean-value="true">
            <text:p>WAHR</text:p>
          </table:table-cell>
          <table:table-cell table:formula="of:=[.E48]=&quot;true&quot;AND([.C48]=&quot;true&quot;)" office:value-type="boolean" office:boolean-value="true">
            <text:p>WAHR</text:p>
          </table:table-cell>
          <table:table-cell table:formula="of:=[.E48]=&quot;true&quot;" office:value-type="boolean" office:boolean-value="true">
            <text:p>WAHR</text:p>
          </table:table-cell>
          <table:table-cell table:formula="of:=[.G48]=&quot;true&quot;AND([.C48]=&quot;true&quot;)" office:value-type="boolean" office:boolean-value="false">
            <text:p>FALSCH</text:p>
          </table:table-cell>
          <table:table-cell table:formula="of:=[.G48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Obulus</text:p>
          </table:table-cell>
          <table:table-cell office:value-type="string">
            <text:p>Obolus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49]=&quot;true&quot;" office:value-type="boolean" office:boolean-value="true">
            <text:p>WAHR</text:p>
          </table:table-cell>
          <table:table-cell table:formula="of:=[.E49]=&quot;true&quot;AND([.C49]=&quot;true&quot;)" office:value-type="boolean" office:boolean-value="true">
            <text:p>WAHR</text:p>
          </table:table-cell>
          <table:table-cell table:formula="of:=[.E49]=&quot;true&quot;" office:value-type="boolean" office:boolean-value="true">
            <text:p>WAHR</text:p>
          </table:table-cell>
          <table:table-cell table:formula="of:=[.G49]=&quot;true&quot;AND([.C49]=&quot;true&quot;)" office:value-type="boolean" office:boolean-value="true">
            <text:p>WAHR</text:p>
          </table:table-cell>
          <table:table-cell table:formula="of:=[.G4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orginal</text:p>
          </table:table-cell>
          <table:table-cell office:value-type="string">
            <text:p>original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0]=&quot;true&quot;" office:value-type="boolean" office:boolean-value="true">
            <text:p>WAHR</text:p>
          </table:table-cell>
          <table:table-cell table:formula="of:=[.E50]=&quot;true&quot;AND([.C50]=&quot;true&quot;)" office:value-type="boolean" office:boolean-value="true">
            <text:p>WAHR</text:p>
          </table:table-cell>
          <table:table-cell table:formula="of:=[.E50]=&quot;true&quot;" office:value-type="boolean" office:boolean-value="true">
            <text:p>WAHR</text:p>
          </table:table-cell>
          <table:table-cell table:formula="of:=[.G50]=&quot;true&quot;AND([.C50]=&quot;true&quot;)" office:value-type="boolean" office:boolean-value="true">
            <text:p>WAHR</text:p>
          </table:table-cell>
          <table:table-cell table:formula="of:=[.G5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appenstil</text:p>
          </table:table-cell>
          <table:table-cell office:value-type="string">
            <text:p>Pappenstiel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1]=&quot;true&quot;" office:value-type="boolean" office:boolean-value="true">
            <text:p>WAHR</text:p>
          </table:table-cell>
          <table:table-cell table:formula="of:=[.E51]=&quot;true&quot;AND([.C51]=&quot;true&quot;)" office:value-type="boolean" office:boolean-value="true">
            <text:p>WAHR</text:p>
          </table:table-cell>
          <table:table-cell table:formula="of:=[.E51]=&quot;true&quot;" office:value-type="boolean" office:boolean-value="true">
            <text:p>WAHR</text:p>
          </table:table-cell>
          <table:table-cell table:formula="of:=[.G51]=&quot;true&quot;AND([.C51]=&quot;true&quot;)" office:value-type="boolean" office:boolean-value="true">
            <text:p>WAHR</text:p>
          </table:table-cell>
          <table:table-cell table:formula="of:=[.G5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avillion</text:p>
          </table:table-cell>
          <table:table-cell office:value-type="string">
            <text:p>Pavillon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2]=&quot;true&quot;" office:value-type="boolean" office:boolean-value="true">
            <text:p>WAHR</text:p>
          </table:table-cell>
          <table:table-cell table:formula="of:=[.E52]=&quot;true&quot;AND([.C52]=&quot;true&quot;)" office:value-type="boolean" office:boolean-value="true">
            <text:p>WAHR</text:p>
          </table:table-cell>
          <table:table-cell table:formula="of:=[.E52]=&quot;true&quot;" office:value-type="boolean" office:boolean-value="true">
            <text:p>WAHR</text:p>
          </table:table-cell>
          <table:table-cell table:formula="of:=[.G52]=&quot;true&quot;AND([.C52]=&quot;true&quot;)" office:value-type="boolean" office:boolean-value="true">
            <text:p>WAHR</text:p>
          </table:table-cell>
          <table:table-cell table:formula="of:=[.G5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ieksen</text:p>
          </table:table-cell>
          <table:table-cell office:value-type="string">
            <text:p>piksen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3]=&quot;true&quot;" office:value-type="boolean" office:boolean-value="true">
            <text:p>WAHR</text:p>
          </table:table-cell>
          <table:table-cell table:formula="of:=[.E53]=&quot;true&quot;AND([.C53]=&quot;true&quot;)" office:value-type="boolean" office:boolean-value="true">
            <text:p>WAHR</text:p>
          </table:table-cell>
          <table:table-cell table:formula="of:=[.E53]=&quot;true&quot;" office:value-type="boolean" office:boolean-value="true">
            <text:p>WAHR</text:p>
          </table:table-cell>
          <table:table-cell table:formula="of:=[.G53]=&quot;true&quot;AND([.C53]=&quot;true&quot;)" office:value-type="boolean" office:boolean-value="true">
            <text:p>WAHR</text:p>
          </table:table-cell>
          <table:table-cell table:formula="of:=[.G5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robst</text:p>
          </table:table-cell>
          <table:table-cell office:value-type="string">
            <text:p>Propst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4]=&quot;true&quot;" office:value-type="boolean" office:boolean-value="true">
            <text:p>WAHR</text:p>
          </table:table-cell>
          <table:table-cell table:formula="of:=[.E54]=&quot;true&quot;AND([.C54]=&quot;true&quot;)" office:value-type="boolean" office:boolean-value="true">
            <text:p>WAHR</text:p>
          </table:table-cell>
          <table:table-cell table:formula="of:=[.E54]=&quot;true&quot;" office:value-type="boolean" office:boolean-value="true">
            <text:p>WAHR</text:p>
          </table:table-cell>
          <table:table-cell table:formula="of:=[.G54]=&quot;true&quot;AND([.C54]=&quot;true&quot;)" office:value-type="boolean" office:boolean-value="true">
            <text:p>WAHR</text:p>
          </table:table-cell>
          <table:table-cell table:formula="of:=[.G5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rojezieren</text:p>
          </table:table-cell>
          <table:table-cell office:value-type="string">
            <text:p>projizieren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5]=&quot;true&quot;" office:value-type="boolean" office:boolean-value="true">
            <text:p>WAHR</text:p>
          </table:table-cell>
          <table:table-cell table:formula="of:=[.E55]=&quot;true&quot;AND([.C55]=&quot;true&quot;)" office:value-type="boolean" office:boolean-value="true">
            <text:p>WAHR</text:p>
          </table:table-cell>
          <table:table-cell table:formula="of:=[.E55]=&quot;true&quot;" office:value-type="boolean" office:boolean-value="true">
            <text:p>WAHR</text:p>
          </table:table-cell>
          <table:table-cell table:formula="of:=[.G55]=&quot;true&quot;AND([.C55]=&quot;true&quot;)" office:value-type="boolean" office:boolean-value="true">
            <text:p>WAHR</text:p>
          </table:table-cell>
          <table:table-cell table:formula="of:=[.G5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rophezeihung</text:p>
          </table:table-cell>
          <table:table-cell office:value-type="string">
            <text:p>Prophezeiung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6]=&quot;true&quot;" office:value-type="boolean" office:boolean-value="true">
            <text:p>WAHR</text:p>
          </table:table-cell>
          <table:table-cell table:formula="of:=[.E56]=&quot;true&quot;AND([.C56]=&quot;true&quot;)" office:value-type="boolean" office:boolean-value="true">
            <text:p>WAHR</text:p>
          </table:table-cell>
          <table:table-cell table:formula="of:=[.E56]=&quot;true&quot;" office:value-type="boolean" office:boolean-value="true">
            <text:p>WAHR</text:p>
          </table:table-cell>
          <table:table-cell table:formula="of:=[.G56]=&quot;true&quot;AND([.C56]=&quot;true&quot;)" office:value-type="boolean" office:boolean-value="true">
            <text:p>WAHR</text:p>
          </table:table-cell>
          <table:table-cell table:formula="of:=[.G5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eflektion</text:p>
          </table:table-cell>
          <table:table-cell office:value-type="string">
            <text:p>Reflexion</text:p>
          </table:table-cell>
          <table:table-cell office:value-type="string">
            <text:p>true</text:p>
          </table:table-cell>
          <table:table-cell office:value-type="float" office:value="0.2">
            <text:p>0,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7]=&quot;true&quot;" office:value-type="boolean" office:boolean-value="true">
            <text:p>WAHR</text:p>
          </table:table-cell>
          <table:table-cell table:formula="of:=[.E57]=&quot;true&quot;AND([.C57]=&quot;true&quot;)" office:value-type="boolean" office:boolean-value="true">
            <text:p>WAHR</text:p>
          </table:table-cell>
          <table:table-cell table:formula="of:=[.E57]=&quot;true&quot;" office:value-type="boolean" office:boolean-value="true">
            <text:p>WAHR</text:p>
          </table:table-cell>
          <table:table-cell table:formula="of:=[.G57]=&quot;true&quot;AND([.C57]=&quot;true&quot;)" office:value-type="boolean" office:boolean-value="true">
            <text:p>WAHR</text:p>
          </table:table-cell>
          <table:table-cell table:formula="of:=[.G5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eligiösität</text:p>
          </table:table-cell>
          <table:table-cell office:value-type="string">
            <text:p>Religiosität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8]=&quot;true&quot;" office:value-type="boolean" office:boolean-value="true">
            <text:p>WAHR</text:p>
          </table:table-cell>
          <table:table-cell table:formula="of:=[.E58]=&quot;true&quot;AND([.C58]=&quot;true&quot;)" office:value-type="boolean" office:boolean-value="true">
            <text:p>WAHR</text:p>
          </table:table-cell>
          <table:table-cell table:formula="of:=[.E58]=&quot;true&quot;" office:value-type="boolean" office:boolean-value="true">
            <text:p>WAHR</text:p>
          </table:table-cell>
          <table:table-cell table:formula="of:=[.G58]=&quot;true&quot;AND([.C58]=&quot;true&quot;)" office:value-type="boolean" office:boolean-value="true">
            <text:p>WAHR</text:p>
          </table:table-cell>
          <table:table-cell table:formula="of:=[.G5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eperatur</text:p>
          </table:table-cell>
          <table:table-cell office:value-type="string">
            <text:p>Reparatur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59]=&quot;true&quot;" office:value-type="boolean" office:boolean-value="true">
            <text:p>WAHR</text:p>
          </table:table-cell>
          <table:table-cell table:formula="of:=[.E59]=&quot;true&quot;AND([.C59]=&quot;true&quot;)" office:value-type="boolean" office:boolean-value="true">
            <text:p>WAHR</text:p>
          </table:table-cell>
          <table:table-cell table:formula="of:=[.E59]=&quot;true&quot;" office:value-type="boolean" office:boolean-value="true">
            <text:p>WAHR</text:p>
          </table:table-cell>
          <table:table-cell table:formula="of:=[.G59]=&quot;true&quot;AND([.C59]=&quot;true&quot;)" office:value-type="boolean" office:boolean-value="true">
            <text:p>WAHR</text:p>
          </table:table-cell>
          <table:table-cell table:formula="of:=[.G5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Ressource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0]=&quot;true&quot;" office:value-type="boolean" office:boolean-value="true">
            <text:p>WAHR</text:p>
          </table:table-cell>
          <table:table-cell table:formula="of:=[.E60]=&quot;true&quot;AND([.C60]=&quot;true&quot;)" office:value-type="boolean" office:boolean-value="true">
            <text:p>WAHR</text:p>
          </table:table-cell>
          <table:table-cell table:formula="of:=[.E60]=&quot;true&quot;" office:value-type="boolean" office:boolean-value="true">
            <text:p>WAHR</text:p>
          </table:table-cell>
          <table:table-cell table:formula="of:=[.G60]=&quot;true&quot;AND([.C60]=&quot;true&quot;)" office:value-type="boolean" office:boolean-value="true">
            <text:p>WAHR</text:p>
          </table:table-cell>
          <table:table-cell table:formula="of:=[.G6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ückrat</text:p>
          </table:table-cell>
          <table:table-cell office:value-type="string">
            <text:p>Rückgrat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1]=&quot;true&quot;" office:value-type="boolean" office:boolean-value="true">
            <text:p>WAHR</text:p>
          </table:table-cell>
          <table:table-cell table:formula="of:=[.E61]=&quot;true&quot;AND([.C61]=&quot;true&quot;)" office:value-type="boolean" office:boolean-value="true">
            <text:p>WAHR</text:p>
          </table:table-cell>
          <table:table-cell table:formula="of:=[.E61]=&quot;true&quot;" office:value-type="boolean" office:boolean-value="true">
            <text:p>WAHR</text:p>
          </table:table-cell>
          <table:table-cell table:formula="of:=[.G61]=&quot;true&quot;AND([.C61]=&quot;true&quot;)" office:value-type="boolean" office:boolean-value="true">
            <text:p>WAHR</text:p>
          </table:table-cell>
          <table:table-cell table:formula="of:=[.G61]=&quot;true&quot;" office:value-type="boolean" office:boolean-value="true">
            <text:p>WAHR</text:p>
          </table:table-cell>
        </table:table-row>
        <table:table-row table:style-name="ro1">
          <table:table-cell table:number-columns-repeated="2" office:value-type="string">
            <text:p>Rhythmus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2]=&quot;true&quot;" office:value-type="boolean" office:boolean-value="true">
            <text:p>WAHR</text:p>
          </table:table-cell>
          <table:table-cell table:formula="of:=[.E62]=&quot;true&quot;AND([.C62]=&quot;true&quot;)" office:value-type="boolean" office:boolean-value="true">
            <text:p>WAHR</text:p>
          </table:table-cell>
          <table:table-cell table:formula="of:=[.E62]=&quot;true&quot;" office:value-type="boolean" office:boolean-value="true">
            <text:p>WAHR</text:p>
          </table:table-cell>
          <table:table-cell table:formula="of:=[.G62]=&quot;true&quot;AND([.C62]=&quot;true&quot;)" office:value-type="boolean" office:boolean-value="true">
            <text:p>WAHR</text:p>
          </table:table-cell>
          <table:table-cell table:formula="of:=[.G6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chärflein</text:p>
          </table:table-cell>
          <table:table-cell office:value-type="string">
            <text:p>Scherflein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3]=&quot;true&quot;" office:value-type="boolean" office:boolean-value="true">
            <text:p>WAHR</text:p>
          </table:table-cell>
          <table:table-cell table:formula="of:=[.E63]=&quot;true&quot;AND([.C63]=&quot;true&quot;)" office:value-type="boolean" office:boolean-value="true">
            <text:p>WAHR</text:p>
          </table:table-cell>
          <table:table-cell table:formula="of:=[.E63]=&quot;true&quot;" office:value-type="boolean" office:boolean-value="true">
            <text:p>WAHR</text:p>
          </table:table-cell>
          <table:table-cell table:formula="of:=[.G63]=&quot;true&quot;AND([.C63]=&quot;true&quot;)" office:value-type="boolean" office:boolean-value="true">
            <text:p>WAHR</text:p>
          </table:table-cell>
          <table:table-cell table:formula="of:=[.G6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chlawittchen</text:p>
          </table:table-cell>
          <table:table-cell office:value-type="string">
            <text:p>Schlafittchen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table:formula="of:=[.C64]=&quot;true&quot;" office:value-type="boolean" office:boolean-value="true">
            <text:p>WAHR</text:p>
          </table:table-cell>
          <table:table-cell table:formula="of:=[.E64]=&quot;true&quot;AND([.C64]=&quot;true&quot;)" office:value-type="boolean" office:boolean-value="true">
            <text:p>WAHR</text:p>
          </table:table-cell>
          <table:table-cell table:formula="of:=[.E64]=&quot;true&quot;" office:value-type="boolean" office:boolean-value="true">
            <text:p>WAHR</text:p>
          </table:table-cell>
          <table:table-cell table:formula="of:=[.G64]=&quot;true&quot;AND([.C64]=&quot;true&quot;)" office:value-type="boolean" office:boolean-value="false">
            <text:p>FALSCH</text:p>
          </table:table-cell>
          <table:table-cell table:formula="of:=[.G64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schmiergeln</text:p>
          </table:table-cell>
          <table:table-cell office:value-type="string">
            <text:p>schmirgeln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5]=&quot;true&quot;" office:value-type="boolean" office:boolean-value="true">
            <text:p>WAHR</text:p>
          </table:table-cell>
          <table:table-cell table:formula="of:=[.E65]=&quot;true&quot;AND([.C65]=&quot;true&quot;)" office:value-type="boolean" office:boolean-value="true">
            <text:p>WAHR</text:p>
          </table:table-cell>
          <table:table-cell table:formula="of:=[.E65]=&quot;true&quot;" office:value-type="boolean" office:boolean-value="true">
            <text:p>WAHR</text:p>
          </table:table-cell>
          <table:table-cell table:formula="of:=[.G65]=&quot;true&quot;AND([.C65]=&quot;true&quot;)" office:value-type="boolean" office:boolean-value="true">
            <text:p>WAHR</text:p>
          </table:table-cell>
          <table:table-cell table:formula="of:=[.G6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eelig</text:p>
          </table:table-cell>
          <table:table-cell office:value-type="string">
            <text:p>selig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6]=&quot;true&quot;" office:value-type="boolean" office:boolean-value="true">
            <text:p>WAHR</text:p>
          </table:table-cell>
          <table:table-cell table:formula="of:=[.E66]=&quot;true&quot;AND([.C66]=&quot;true&quot;)" office:value-type="boolean" office:boolean-value="true">
            <text:p>WAHR</text:p>
          </table:table-cell>
          <table:table-cell table:formula="of:=[.E66]=&quot;true&quot;" office:value-type="boolean" office:boolean-value="true">
            <text:p>WAHR</text:p>
          </table:table-cell>
          <table:table-cell table:formula="of:=[.G66]=&quot;true&quot;AND([.C66]=&quot;true&quot;)" office:value-type="boolean" office:boolean-value="true">
            <text:p>WAHR</text:p>
          </table:table-cell>
          <table:table-cell table:formula="of:=[.G6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eperat</text:p>
          </table:table-cell>
          <table:table-cell office:value-type="string">
            <text:p>separat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7]=&quot;true&quot;" office:value-type="boolean" office:boolean-value="true">
            <text:p>WAHR</text:p>
          </table:table-cell>
          <table:table-cell table:formula="of:=[.E67]=&quot;true&quot;AND([.C67]=&quot;true&quot;)" office:value-type="boolean" office:boolean-value="true">
            <text:p>WAHR</text:p>
          </table:table-cell>
          <table:table-cell table:formula="of:=[.E67]=&quot;true&quot;" office:value-type="boolean" office:boolean-value="true">
            <text:p>WAHR</text:p>
          </table:table-cell>
          <table:table-cell table:formula="of:=[.G67]=&quot;true&quot;AND([.C67]=&quot;true&quot;)" office:value-type="boolean" office:boolean-value="true">
            <text:p>WAHR</text:p>
          </table:table-cell>
          <table:table-cell table:formula="of:=[.G6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eriösität</text:p>
          </table:table-cell>
          <table:table-cell office:value-type="string">
            <text:p>Seriosität</text:p>
          </table:table-cell>
          <table:table-cell office:value-type="string">
            <text:p>true</text:p>
          </table:table-cell>
          <table:table-cell office:value-type="float" office:value="0.1">
            <text:p>0,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8]=&quot;true&quot;" office:value-type="boolean" office:boolean-value="true">
            <text:p>WAHR</text:p>
          </table:table-cell>
          <table:table-cell table:formula="of:=[.E68]=&quot;true&quot;AND([.C68]=&quot;true&quot;)" office:value-type="boolean" office:boolean-value="true">
            <text:p>WAHR</text:p>
          </table:table-cell>
          <table:table-cell table:formula="of:=[.E68]=&quot;true&quot;" office:value-type="boolean" office:boolean-value="true">
            <text:p>WAHR</text:p>
          </table:table-cell>
          <table:table-cell table:formula="of:=[.G68]=&quot;true&quot;AND([.C68]=&quot;true&quot;)" office:value-type="boolean" office:boolean-value="true">
            <text:p>WAHR</text:p>
          </table:table-cell>
          <table:table-cell table:formula="of:=[.G6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kurill</text:p>
          </table:table-cell>
          <table:table-cell office:value-type="string">
            <text:p>skurril</text:p>
          </table:table-cell>
          <table:table-cell office:value-type="string">
            <text:p>true</text:p>
          </table:table-cell>
          <table:table-cell office:value-type="float" office:value="0.285714285714286">
            <text:p>0,285714285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69]=&quot;true&quot;" office:value-type="boolean" office:boolean-value="true">
            <text:p>WAHR</text:p>
          </table:table-cell>
          <table:table-cell table:formula="of:=[.E69]=&quot;true&quot;AND([.C69]=&quot;true&quot;)" office:value-type="boolean" office:boolean-value="false">
            <text:p>FALSCH</text:p>
          </table:table-cell>
          <table:table-cell table:formula="of:=[.E69]=&quot;true&quot;" office:value-type="boolean" office:boolean-value="false">
            <text:p>FALSCH</text:p>
          </table:table-cell>
          <table:table-cell table:formula="of:=[.G69]=&quot;true&quot;AND([.C69]=&quot;true&quot;)" office:value-type="boolean" office:boolean-value="true">
            <text:p>WAHR</text:p>
          </table:table-cell>
          <table:table-cell table:formula="of:=[.G6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pirenzchen</text:p>
          </table:table-cell>
          <table:table-cell office:value-type="string">
            <text:p>Sperenzchen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0]=&quot;true&quot;" office:value-type="boolean" office:boolean-value="true">
            <text:p>WAHR</text:p>
          </table:table-cell>
          <table:table-cell table:formula="of:=[.E70]=&quot;true&quot;AND([.C70]=&quot;true&quot;)" office:value-type="boolean" office:boolean-value="true">
            <text:p>WAHR</text:p>
          </table:table-cell>
          <table:table-cell table:formula="of:=[.E70]=&quot;true&quot;" office:value-type="boolean" office:boolean-value="true">
            <text:p>WAHR</text:p>
          </table:table-cell>
          <table:table-cell table:formula="of:=[.G70]=&quot;true&quot;AND([.C70]=&quot;true&quot;)" office:value-type="boolean" office:boolean-value="true">
            <text:p>WAHR</text:p>
          </table:table-cell>
          <table:table-cell table:formula="of:=[.G7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ponsorn</text:p>
          </table:table-cell>
          <table:table-cell office:value-type="string">
            <text:p>sponsern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1]=&quot;true&quot;" office:value-type="boolean" office:boolean-value="true">
            <text:p>WAHR</text:p>
          </table:table-cell>
          <table:table-cell table:formula="of:=[.E71]=&quot;true&quot;AND([.C71]=&quot;true&quot;)" office:value-type="boolean" office:boolean-value="true">
            <text:p>WAHR</text:p>
          </table:table-cell>
          <table:table-cell table:formula="of:=[.E71]=&quot;true&quot;" office:value-type="boolean" office:boolean-value="true">
            <text:p>WAHR</text:p>
          </table:table-cell>
          <table:table-cell table:formula="of:=[.G71]=&quot;true&quot;AND([.C71]=&quot;true&quot;)" office:value-type="boolean" office:boolean-value="true">
            <text:p>WAHR</text:p>
          </table:table-cell>
          <table:table-cell table:formula="of:=[.G7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tandart</text:p>
          </table:table-cell>
          <table:table-cell office:value-type="string">
            <text:p>Standard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2]=&quot;true&quot;" office:value-type="boolean" office:boolean-value="true">
            <text:p>WAHR</text:p>
          </table:table-cell>
          <table:table-cell table:formula="of:=[.E72]=&quot;true&quot;AND([.C72]=&quot;true&quot;)" office:value-type="boolean" office:boolean-value="true">
            <text:p>WAHR</text:p>
          </table:table-cell>
          <table:table-cell table:formula="of:=[.E72]=&quot;true&quot;" office:value-type="boolean" office:boolean-value="true">
            <text:p>WAHR</text:p>
          </table:table-cell>
          <table:table-cell table:formula="of:=[.G72]=&quot;true&quot;AND([.C72]=&quot;true&quot;)" office:value-type="boolean" office:boolean-value="true">
            <text:p>WAHR</text:p>
          </table:table-cell>
          <table:table-cell table:formula="of:=[.G7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tehgreif</text:p>
          </table:table-cell>
          <table:table-cell office:value-type="string">
            <text:p>Stegreif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3]=&quot;true&quot;" office:value-type="boolean" office:boolean-value="true">
            <text:p>WAHR</text:p>
          </table:table-cell>
          <table:table-cell table:formula="of:=[.E73]=&quot;true&quot;AND([.C73]=&quot;true&quot;)" office:value-type="boolean" office:boolean-value="true">
            <text:p>WAHR</text:p>
          </table:table-cell>
          <table:table-cell table:formula="of:=[.E73]=&quot;true&quot;" office:value-type="boolean" office:boolean-value="true">
            <text:p>WAHR</text:p>
          </table:table-cell>
          <table:table-cell table:formula="of:=[.G73]=&quot;true&quot;AND([.C73]=&quot;true&quot;)" office:value-type="boolean" office:boolean-value="true">
            <text:p>WAHR</text:p>
          </table:table-cell>
          <table:table-cell table:formula="of:=[.G7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ubsummieren</text:p>
          </table:table-cell>
          <table:table-cell office:value-type="string">
            <text:p>subsumieren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4]=&quot;true&quot;" office:value-type="boolean" office:boolean-value="true">
            <text:p>WAHR</text:p>
          </table:table-cell>
          <table:table-cell table:formula="of:=[.E74]=&quot;true&quot;AND([.C74]=&quot;true&quot;)" office:value-type="boolean" office:boolean-value="true">
            <text:p>WAHR</text:p>
          </table:table-cell>
          <table:table-cell table:formula="of:=[.E74]=&quot;true&quot;" office:value-type="boolean" office:boolean-value="true">
            <text:p>WAHR</text:p>
          </table:table-cell>
          <table:table-cell table:formula="of:=[.G74]=&quot;true&quot;AND([.C74]=&quot;true&quot;)" office:value-type="boolean" office:boolean-value="true">
            <text:p>WAHR</text:p>
          </table:table-cell>
          <table:table-cell table:formula="of:=[.G7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ylvester</text:p>
          </table:table-cell>
          <table:table-cell office:value-type="string">
            <text:p>Silvester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5]=&quot;true&quot;" office:value-type="boolean" office:boolean-value="true">
            <text:p>WAHR</text:p>
          </table:table-cell>
          <table:table-cell table:formula="of:=[.E75]=&quot;true&quot;AND([.C75]=&quot;true&quot;)" office:value-type="boolean" office:boolean-value="true">
            <text:p>WAHR</text:p>
          </table:table-cell>
          <table:table-cell table:formula="of:=[.E75]=&quot;true&quot;" office:value-type="boolean" office:boolean-value="true">
            <text:p>WAHR</text:p>
          </table:table-cell>
          <table:table-cell table:formula="of:=[.G75]=&quot;true&quot;AND([.C75]=&quot;true&quot;)" office:value-type="boolean" office:boolean-value="true">
            <text:p>WAHR</text:p>
          </table:table-cell>
          <table:table-cell table:formula="of:=[.G7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ymetrie</text:p>
          </table:table-cell>
          <table:table-cell office:value-type="string">
            <text:p>Symmetrie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6]=&quot;true&quot;" office:value-type="boolean" office:boolean-value="true">
            <text:p>WAHR</text:p>
          </table:table-cell>
          <table:table-cell table:formula="of:=[.E76]=&quot;true&quot;AND([.C76]=&quot;true&quot;)" office:value-type="boolean" office:boolean-value="true">
            <text:p>WAHR</text:p>
          </table:table-cell>
          <table:table-cell table:formula="of:=[.E76]=&quot;true&quot;" office:value-type="boolean" office:boolean-value="true">
            <text:p>WAHR</text:p>
          </table:table-cell>
          <table:table-cell table:formula="of:=[.G76]=&quot;true&quot;AND([.C76]=&quot;true&quot;)" office:value-type="boolean" office:boolean-value="true">
            <text:p>WAHR</text:p>
          </table:table-cell>
          <table:table-cell table:formula="of:=[.G7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ympatisch</text:p>
          </table:table-cell>
          <table:table-cell office:value-type="string">
            <text:p>sympathisch</text:p>
          </table:table-cell>
          <table:table-cell office:value-type="string">
            <text:p>true</text:p>
          </table:table-cell>
          <table:table-cell office:value-type="float" office:value="0.0909090909090909">
            <text:p>0,090909090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7]=&quot;true&quot;" office:value-type="boolean" office:boolean-value="true">
            <text:p>WAHR</text:p>
          </table:table-cell>
          <table:table-cell table:formula="of:=[.E77]=&quot;true&quot;AND([.C77]=&quot;true&quot;)" office:value-type="boolean" office:boolean-value="true">
            <text:p>WAHR</text:p>
          </table:table-cell>
          <table:table-cell table:formula="of:=[.E77]=&quot;true&quot;" office:value-type="boolean" office:boolean-value="true">
            <text:p>WAHR</text:p>
          </table:table-cell>
          <table:table-cell table:formula="of:=[.G77]=&quot;true&quot;AND([.C77]=&quot;true&quot;)" office:value-type="boolean" office:boolean-value="true">
            <text:p>WAHR</text:p>
          </table:table-cell>
          <table:table-cell table:formula="of:=[.G7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yphon</text:p>
          </table:table-cell>
          <table:table-cell office:value-type="string">
            <text:p>Siphon</text:p>
          </table:table-cell>
          <table:table-cell office:value-type="string">
            <text:p>true</text:p>
          </table:table-cell>
          <table:table-cell office:value-type="float" office:value="0.166666666666667">
            <text:p>0,1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8]=&quot;true&quot;" office:value-type="boolean" office:boolean-value="true">
            <text:p>WAHR</text:p>
          </table:table-cell>
          <table:table-cell table:formula="of:=[.E78]=&quot;true&quot;AND([.C78]=&quot;true&quot;)" office:value-type="boolean" office:boolean-value="true">
            <text:p>WAHR</text:p>
          </table:table-cell>
          <table:table-cell table:formula="of:=[.E78]=&quot;true&quot;" office:value-type="boolean" office:boolean-value="true">
            <text:p>WAHR</text:p>
          </table:table-cell>
          <table:table-cell table:formula="of:=[.G78]=&quot;true&quot;AND([.C78]=&quot;true&quot;)" office:value-type="boolean" office:boolean-value="true">
            <text:p>WAHR</text:p>
          </table:table-cell>
          <table:table-cell table:formula="of:=[.G7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erasse</text:p>
          </table:table-cell>
          <table:table-cell office:value-type="string">
            <text:p>Terrasse</text:p>
          </table:table-cell>
          <table:table-cell office:value-type="string">
            <text:p>true</text:p>
          </table:table-cell>
          <table:table-cell office:value-type="float" office:value="0.125">
            <text:p>0,125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79]=&quot;true&quot;" office:value-type="boolean" office:boolean-value="true">
            <text:p>WAHR</text:p>
          </table:table-cell>
          <table:table-cell table:formula="of:=[.E79]=&quot;true&quot;AND([.C79]=&quot;true&quot;)" office:value-type="boolean" office:boolean-value="true">
            <text:p>WAHR</text:p>
          </table:table-cell>
          <table:table-cell table:formula="of:=[.E79]=&quot;true&quot;" office:value-type="boolean" office:boolean-value="true">
            <text:p>WAHR</text:p>
          </table:table-cell>
          <table:table-cell table:formula="of:=[.G79]=&quot;true&quot;AND([.C79]=&quot;true&quot;)" office:value-type="boolean" office:boolean-value="true">
            <text:p>WAHR</text:p>
          </table:table-cell>
          <table:table-cell table:formula="of:=[.G7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hermopen</text:p>
          </table:table-cell>
          <table:table-cell office:value-type="string">
            <text:p>Thermopane</text:p>
          </table:table-cell>
          <table:table-cell office:value-type="string">
            <text:p>true</text:p>
          </table:table-cell>
          <table:table-cell office:value-type="float" office:value="0.2">
            <text:p>0,2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0]=&quot;true&quot;" office:value-type="boolean" office:boolean-value="true">
            <text:p>WAHR</text:p>
          </table:table-cell>
          <table:table-cell table:formula="of:=[.E80]=&quot;true&quot;AND([.C80]=&quot;true&quot;)" office:value-type="boolean" office:boolean-value="true">
            <text:p>WAHR</text:p>
          </table:table-cell>
          <table:table-cell table:formula="of:=[.E80]=&quot;true&quot;" office:value-type="boolean" office:boolean-value="true">
            <text:p>WAHR</text:p>
          </table:table-cell>
          <table:table-cell table:formula="of:=[.G80]=&quot;true&quot;AND([.C80]=&quot;true&quot;)" office:value-type="boolean" office:boolean-value="true">
            <text:p>WAHR</text:p>
          </table:table-cell>
          <table:table-cell table:formula="of:=[.G8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ollerant</text:p>
          </table:table-cell>
          <table:table-cell office:value-type="string">
            <text:p>tolerant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1]=&quot;true&quot;" office:value-type="boolean" office:boolean-value="true">
            <text:p>WAHR</text:p>
          </table:table-cell>
          <table:table-cell table:formula="of:=[.E81]=&quot;true&quot;AND([.C81]=&quot;true&quot;)" office:value-type="boolean" office:boolean-value="true">
            <text:p>WAHR</text:p>
          </table:table-cell>
          <table:table-cell table:formula="of:=[.E81]=&quot;true&quot;" office:value-type="boolean" office:boolean-value="true">
            <text:p>WAHR</text:p>
          </table:table-cell>
          <table:table-cell table:formula="of:=[.G81]=&quot;true&quot;AND([.C81]=&quot;true&quot;)" office:value-type="boolean" office:boolean-value="true">
            <text:p>WAHR</text:p>
          </table:table-cell>
          <table:table-cell table:formula="of:=[.G8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otlangweilig</text:p>
          </table:table-cell>
          <table:table-cell office:value-type="string">
            <text:p>todlangweilig</text:p>
          </table:table-cell>
          <table:table-cell office:value-type="string">
            <text:p>true</text:p>
          </table:table-cell>
          <table:table-cell office:value-type="float" office:value="0.0769230769230769">
            <text:p>0,076923076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2]=&quot;true&quot;" office:value-type="boolean" office:boolean-value="true">
            <text:p>WAHR</text:p>
          </table:table-cell>
          <table:table-cell table:formula="of:=[.E82]=&quot;true&quot;AND([.C82]=&quot;true&quot;)" office:value-type="boolean" office:boolean-value="true">
            <text:p>WAHR</text:p>
          </table:table-cell>
          <table:table-cell table:formula="of:=[.E82]=&quot;true&quot;" office:value-type="boolean" office:boolean-value="true">
            <text:p>WAHR</text:p>
          </table:table-cell>
          <table:table-cell table:formula="of:=[.G82]=&quot;true&quot;AND([.C82]=&quot;true&quot;)" office:value-type="boolean" office:boolean-value="true">
            <text:p>WAHR</text:p>
          </table:table-cell>
          <table:table-cell table:formula="of:=[.G8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otschick</text:p>
          </table:table-cell>
          <table:table-cell office:value-type="string">
            <text:p>todschick</text:p>
          </table:table-cell>
          <table:table-cell office:value-type="string">
            <text:p>true</text:p>
          </table:table-cell>
          <table:table-cell office:value-type="float" office:value="0.111111111111111">
            <text:p>0,1111111111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3]=&quot;true&quot;" office:value-type="boolean" office:boolean-value="true">
            <text:p>WAHR</text:p>
          </table:table-cell>
          <table:table-cell table:formula="of:=[.E83]=&quot;true&quot;AND([.C83]=&quot;true&quot;)" office:value-type="boolean" office:boolean-value="true">
            <text:p>WAHR</text:p>
          </table:table-cell>
          <table:table-cell table:formula="of:=[.E83]=&quot;true&quot;" office:value-type="boolean" office:boolean-value="true">
            <text:p>WAHR</text:p>
          </table:table-cell>
          <table:table-cell table:formula="of:=[.G83]=&quot;true&quot;AND([.C83]=&quot;true&quot;)" office:value-type="boolean" office:boolean-value="true">
            <text:p>WAHR</text:p>
          </table:table-cell>
          <table:table-cell table:formula="of:=[.G8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Verließ</text:p>
          </table:table-cell>
          <table:table-cell office:value-type="string">
            <text:p>Verlies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84]=&quot;true&quot;" office:value-type="boolean" office:boolean-value="true">
            <text:p>WAHR</text:p>
          </table:table-cell>
          <table:table-cell table:formula="of:=[.E84]=&quot;true&quot;AND([.C84]=&quot;true&quot;)" office:value-type="boolean" office:boolean-value="true">
            <text:p>WAHR</text:p>
          </table:table-cell>
          <table:table-cell table:formula="of:=[.E84]=&quot;true&quot;" office:value-type="boolean" office:boolean-value="true">
            <text:p>WAHR</text:p>
          </table:table-cell>
          <table:table-cell table:formula="of:=[.G84]=&quot;true&quot;AND([.C84]=&quot;true&quot;)" office:value-type="boolean" office:boolean-value="true">
            <text:p>WAHR</text:p>
          </table:table-cell>
          <table:table-cell table:formula="of:=[.G8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Verwandschaft</text:p>
          </table:table-cell>
          <table:table-cell office:value-type="string">
            <text:p>Verwandtschaft</text:p>
          </table:table-cell>
          <table:table-cell office:value-type="string">
            <text:p>true</text:p>
          </table:table-cell>
          <table:table-cell office:value-type="float" office:value="0.0714285714285714">
            <text:p>0,071428571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5]=&quot;true&quot;" office:value-type="boolean" office:boolean-value="true">
            <text:p>WAHR</text:p>
          </table:table-cell>
          <table:table-cell table:formula="of:=[.E85]=&quot;true&quot;AND([.C85]=&quot;true&quot;)" office:value-type="boolean" office:boolean-value="true">
            <text:p>WAHR</text:p>
          </table:table-cell>
          <table:table-cell table:formula="of:=[.E85]=&quot;true&quot;" office:value-type="boolean" office:boolean-value="true">
            <text:p>WAHR</text:p>
          </table:table-cell>
          <table:table-cell table:formula="of:=[.G85]=&quot;true&quot;AND([.C85]=&quot;true&quot;)" office:value-type="boolean" office:boolean-value="true">
            <text:p>WAHR</text:p>
          </table:table-cell>
          <table:table-cell table:formula="of:=[.G8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vorraus</text:p>
          </table:table-cell>
          <table:table-cell office:value-type="string">
            <text:p>voraus</text:p>
          </table:table-cell>
          <table:table-cell office:value-type="string">
            <text:p>true</text:p>
          </table:table-cell>
          <table:table-cell office:value-type="float" office:value="0.142857142857143">
            <text:p>0,1428571429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6]=&quot;true&quot;" office:value-type="boolean" office:boolean-value="true">
            <text:p>WAHR</text:p>
          </table:table-cell>
          <table:table-cell table:formula="of:=[.E86]=&quot;true&quot;AND([.C86]=&quot;true&quot;)" office:value-type="boolean" office:boolean-value="true">
            <text:p>WAHR</text:p>
          </table:table-cell>
          <table:table-cell table:formula="of:=[.E86]=&quot;true&quot;" office:value-type="boolean" office:boolean-value="true">
            <text:p>WAHR</text:p>
          </table:table-cell>
          <table:table-cell table:formula="of:=[.G86]=&quot;true&quot;AND([.C86]=&quot;true&quot;)" office:value-type="boolean" office:boolean-value="true">
            <text:p>WAHR</text:p>
          </table:table-cell>
          <table:table-cell table:formula="of:=[.G8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ehrmutstropfen</text:p>
          </table:table-cell>
          <table:table-cell office:value-type="string">
            <text:p>Wermutstropfen</text:p>
          </table:table-cell>
          <table:table-cell office:value-type="string">
            <text:p>true</text:p>
          </table:table-cell>
          <table:table-cell office:value-type="float" office:value="0.0666666666666667">
            <text:p>0,0666666667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7]=&quot;true&quot;" office:value-type="boolean" office:boolean-value="true">
            <text:p>WAHR</text:p>
          </table:table-cell>
          <table:table-cell table:formula="of:=[.E87]=&quot;true&quot;AND([.C87]=&quot;true&quot;)" office:value-type="boolean" office:boolean-value="true">
            <text:p>WAHR</text:p>
          </table:table-cell>
          <table:table-cell table:formula="of:=[.E87]=&quot;true&quot;" office:value-type="boolean" office:boolean-value="true">
            <text:p>WAHR</text:p>
          </table:table-cell>
          <table:table-cell table:formula="of:=[.G87]=&quot;true&quot;AND([.C87]=&quot;true&quot;)" office:value-type="boolean" office:boolean-value="true">
            <text:p>WAHR</text:p>
          </table:table-cell>
          <table:table-cell table:formula="of:=[.G8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iederspiegeln</text:p>
          </table:table-cell>
          <table:table-cell office:value-type="string">
            <text:p>widerspiegeln</text:p>
          </table:table-cell>
          <table:table-cell office:value-type="string">
            <text:p>true</text:p>
          </table:table-cell>
          <table:table-cell office:value-type="float" office:value="0.0714285714285714">
            <text:p>0,0714285714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8]=&quot;true&quot;" office:value-type="boolean" office:boolean-value="true">
            <text:p>WAHR</text:p>
          </table:table-cell>
          <table:table-cell table:formula="of:=[.E88]=&quot;true&quot;AND([.C88]=&quot;true&quot;)" office:value-type="boolean" office:boolean-value="true">
            <text:p>WAHR</text:p>
          </table:table-cell>
          <table:table-cell table:formula="of:=[.E88]=&quot;true&quot;" office:value-type="boolean" office:boolean-value="true">
            <text:p>WAHR</text:p>
          </table:table-cell>
          <table:table-cell table:formula="of:=[.G88]=&quot;true&quot;AND([.C88]=&quot;true&quot;)" office:value-type="boolean" office:boolean-value="true">
            <text:p>WAHR</text:p>
          </table:table-cell>
          <table:table-cell table:formula="of:=[.G8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iedersacher</text:p>
          </table:table-cell>
          <table:table-cell office:value-type="string">
            <text:p>Widersacher</text:p>
          </table:table-cell>
          <table:table-cell office:value-type="string">
            <text:p>true</text:p>
          </table:table-cell>
          <table:table-cell office:value-type="float" office:value="0.0833333333333333">
            <text:p>0,0833333333</text:p>
          </table:table-cell>
          <table:table-cell office:value-type="string">
            <text:p>true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table:formula="of:=[.C89]=&quot;true&quot;" office:value-type="boolean" office:boolean-value="true">
            <text:p>WAHR</text:p>
          </table:table-cell>
          <table:table-cell table:formula="of:=[.E89]=&quot;true&quot;AND([.C89]=&quot;true&quot;)" office:value-type="boolean" office:boolean-value="true">
            <text:p>WAHR</text:p>
          </table:table-cell>
          <table:table-cell table:formula="of:=[.E89]=&quot;true&quot;" office:value-type="boolean" office:boolean-value="true">
            <text:p>WAHR</text:p>
          </table:table-cell>
          <table:table-cell table:formula="of:=[.G89]=&quot;true&quot;AND([.C89]=&quot;true&quot;)" office:value-type="boolean" office:boolean-value="true">
            <text:p>WAHR</text:p>
          </table:table-cell>
          <table:table-cell table:formula="of:=[.G8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art</text:p>
          </table:table-cell>
          <table:table-cell office:value-type="string">
            <text:p>Art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0]=&quot;true&quot;" office:value-type="boolean" office:boolean-value="false">
            <text:p>FALSCH</text:p>
          </table:table-cell>
          <table:table-cell table:formula="of:=[.E90]=&quot;true&quot;AND([.C90]=&quot;true&quot;)" office:value-type="boolean" office:boolean-value="false">
            <text:p>FALSCH</text:p>
          </table:table-cell>
          <table:table-cell table:formula="of:=[.E90]=&quot;true&quot;" office:value-type="boolean" office:boolean-value="false">
            <text:p>FALSCH</text:p>
          </table:table-cell>
          <table:table-cell table:formula="of:=[.G90]=&quot;true&quot;AND([.C90]=&quot;true&quot;)" office:value-type="boolean" office:boolean-value="false">
            <text:p>FALSCH</text:p>
          </table:table-cell>
          <table:table-cell table:formula="of:=[.G9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alt</text:p>
          </table:table-cell>
          <table:table-cell office:value-type="string">
            <text:p>Wald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1]=&quot;true&quot;" office:value-type="boolean" office:boolean-value="false">
            <text:p>FALSCH</text:p>
          </table:table-cell>
          <table:table-cell table:formula="of:=[.E91]=&quot;true&quot;AND([.C91]=&quot;true&quot;)" office:value-type="boolean" office:boolean-value="false">
            <text:p>FALSCH</text:p>
          </table:table-cell>
          <table:table-cell table:formula="of:=[.E91]=&quot;true&quot;" office:value-type="boolean" office:boolean-value="false">
            <text:p>FALSCH</text:p>
          </table:table-cell>
          <table:table-cell table:formula="of:=[.G91]=&quot;true&quot;AND([.C91]=&quot;true&quot;)" office:value-type="boolean" office:boolean-value="false">
            <text:p>FALSCH</text:p>
          </table:table-cell>
          <table:table-cell table:formula="of:=[.G9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and</text:p>
          </table:table-cell>
          <table:table-cell office:value-type="string">
            <text:p>Han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2]=&quot;true&quot;" office:value-type="boolean" office:boolean-value="false">
            <text:p>FALSCH</text:p>
          </table:table-cell>
          <table:table-cell table:formula="of:=[.E92]=&quot;true&quot;AND([.C92]=&quot;true&quot;)" office:value-type="boolean" office:boolean-value="false">
            <text:p>FALSCH</text:p>
          </table:table-cell>
          <table:table-cell table:formula="of:=[.E92]=&quot;true&quot;" office:value-type="boolean" office:boolean-value="true">
            <text:p>WAHR</text:p>
          </table:table-cell>
          <table:table-cell table:formula="of:=[.G92]=&quot;true&quot;AND([.C92]=&quot;true&quot;)" office:value-type="boolean" office:boolean-value="false">
            <text:p>FALSCH</text:p>
          </table:table-cell>
          <table:table-cell table:formula="of:=[.G9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Ort</text:p>
          </table:table-cell>
          <table:table-cell office:value-type="string">
            <text:p>Lord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3]=&quot;true&quot;" office:value-type="boolean" office:boolean-value="false">
            <text:p>FALSCH</text:p>
          </table:table-cell>
          <table:table-cell table:formula="of:=[.E93]=&quot;true&quot;AND([.C93]=&quot;true&quot;)" office:value-type="boolean" office:boolean-value="false">
            <text:p>FALSCH</text:p>
          </table:table-cell>
          <table:table-cell table:formula="of:=[.E93]=&quot;true&quot;" office:value-type="boolean" office:boolean-value="false">
            <text:p>FALSCH</text:p>
          </table:table-cell>
          <table:table-cell table:formula="of:=[.G93]=&quot;true&quot;AND([.C93]=&quot;true&quot;)" office:value-type="boolean" office:boolean-value="false">
            <text:p>FALSCH</text:p>
          </table:table-cell>
          <table:table-cell table:formula="of:=[.G9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eer</text:p>
          </table:table-cell>
          <table:table-cell office:value-type="string">
            <text:p>E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4]=&quot;true&quot;" office:value-type="boolean" office:boolean-value="false">
            <text:p>FALSCH</text:p>
          </table:table-cell>
          <table:table-cell table:formula="of:=[.E94]=&quot;true&quot;AND([.C94]=&quot;true&quot;)" office:value-type="boolean" office:boolean-value="false">
            <text:p>FALSCH</text:p>
          </table:table-cell>
          <table:table-cell table:formula="of:=[.E94]=&quot;true&quot;" office:value-type="boolean" office:boolean-value="false">
            <text:p>FALSCH</text:p>
          </table:table-cell>
          <table:table-cell table:formula="of:=[.G94]=&quot;true&quot;AND([.C94]=&quot;true&quot;)" office:value-type="boolean" office:boolean-value="false">
            <text:p>FALSCH</text:p>
          </table:table-cell>
          <table:table-cell table:formula="of:=[.G9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und</text:p>
          </table:table-cell>
          <table:table-cell office:value-type="string">
            <text:p>Und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5]=&quot;true&quot;" office:value-type="boolean" office:boolean-value="false">
            <text:p>FALSCH</text:p>
          </table:table-cell>
          <table:table-cell table:formula="of:=[.E95]=&quot;true&quot;AND([.C95]=&quot;true&quot;)" office:value-type="boolean" office:boolean-value="false">
            <text:p>FALSCH</text:p>
          </table:table-cell>
          <table:table-cell table:formula="of:=[.E95]=&quot;true&quot;" office:value-type="boolean" office:boolean-value="false">
            <text:p>FALSCH</text:p>
          </table:table-cell>
          <table:table-cell table:formula="of:=[.G95]=&quot;true&quot;AND([.C95]=&quot;true&quot;)" office:value-type="boolean" office:boolean-value="false">
            <text:p>FALSCH</text:p>
          </table:table-cell>
          <table:table-cell table:formula="of:=[.G9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Fei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6]=&quot;true&quot;" office:value-type="boolean" office:boolean-value="false">
            <text:p>FALSCH</text:p>
          </table:table-cell>
          <table:table-cell table:formula="of:=[.E96]=&quot;true&quot;AND([.C96]=&quot;true&quot;)" office:value-type="boolean" office:boolean-value="false">
            <text:p>FALSCH</text:p>
          </table:table-cell>
          <table:table-cell table:formula="of:=[.E96]=&quot;true&quot;" office:value-type="boolean" office:boolean-value="true">
            <text:p>WAHR</text:p>
          </table:table-cell>
          <table:table-cell table:formula="of:=[.G96]=&quot;true&quot;AND([.C96]=&quot;true&quot;)" office:value-type="boolean" office:boolean-value="false">
            <text:p>FALSCH</text:p>
          </table:table-cell>
          <table:table-cell table:formula="of:=[.G9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ier</text:p>
          </table:table-cell>
          <table:table-cell office:value-type="string">
            <text:p>Ih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7]=&quot;true&quot;" office:value-type="boolean" office:boolean-value="false">
            <text:p>FALSCH</text:p>
          </table:table-cell>
          <table:table-cell table:formula="of:=[.E97]=&quot;true&quot;AND([.C97]=&quot;true&quot;)" office:value-type="boolean" office:boolean-value="false">
            <text:p>FALSCH</text:p>
          </table:table-cell>
          <table:table-cell table:formula="of:=[.E97]=&quot;true&quot;" office:value-type="boolean" office:boolean-value="false">
            <text:p>FALSCH</text:p>
          </table:table-cell>
          <table:table-cell table:formula="of:=[.G97]=&quot;true&quot;AND([.C97]=&quot;true&quot;)" office:value-type="boolean" office:boolean-value="false">
            <text:p>FALSCH</text:p>
          </table:table-cell>
          <table:table-cell table:formula="of:=[.G9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ohn</text:p>
          </table:table-cell>
          <table:table-cell office:value-type="string">
            <text:p>Loh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8]=&quot;true&quot;" office:value-type="boolean" office:boolean-value="false">
            <text:p>FALSCH</text:p>
          </table:table-cell>
          <table:table-cell table:formula="of:=[.E98]=&quot;true&quot;AND([.C98]=&quot;true&quot;)" office:value-type="boolean" office:boolean-value="false">
            <text:p>FALSCH</text:p>
          </table:table-cell>
          <table:table-cell table:formula="of:=[.E98]=&quot;true&quot;" office:value-type="boolean" office:boolean-value="true">
            <text:p>WAHR</text:p>
          </table:table-cell>
          <table:table-cell table:formula="of:=[.G98]=&quot;true&quot;AND([.C98]=&quot;true&quot;)" office:value-type="boolean" office:boolean-value="false">
            <text:p>FALSCH</text:p>
          </table:table-cell>
          <table:table-cell table:formula="of:=[.G9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ang</text:p>
          </table:table-cell>
          <table:table-cell office:value-type="string">
            <text:p>Lang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99]=&quot;true&quot;" office:value-type="boolean" office:boolean-value="false">
            <text:p>FALSCH</text:p>
          </table:table-cell>
          <table:table-cell table:formula="of:=[.E99]=&quot;true&quot;AND([.C99]=&quot;true&quot;)" office:value-type="boolean" office:boolean-value="false">
            <text:p>FALSCH</text:p>
          </table:table-cell>
          <table:table-cell table:formula="of:=[.E99]=&quot;true&quot;" office:value-type="boolean" office:boolean-value="true">
            <text:p>WAHR</text:p>
          </table:table-cell>
          <table:table-cell table:formula="of:=[.G99]=&quot;true&quot;AND([.C99]=&quot;true&quot;)" office:value-type="boolean" office:boolean-value="false">
            <text:p>FALSCH</text:p>
          </table:table-cell>
          <table:table-cell table:formula="of:=[.G9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Pass</text:p>
          </table:table-cell>
          <table:table-cell office:value-type="string">
            <text:p>lass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0]=&quot;true&quot;" office:value-type="boolean" office:boolean-value="false">
            <text:p>FALSCH</text:p>
          </table:table-cell>
          <table:table-cell table:formula="of:=[.E100]=&quot;true&quot;AND([.C100]=&quot;true&quot;)" office:value-type="boolean" office:boolean-value="false">
            <text:p>FALSCH</text:p>
          </table:table-cell>
          <table:table-cell table:formula="of:=[.E100]=&quot;true&quot;" office:value-type="boolean" office:boolean-value="true">
            <text:p>WAHR</text:p>
          </table:table-cell>
          <table:table-cell table:formula="of:=[.G100]=&quot;true&quot;AND([.C100]=&quot;true&quot;)" office:value-type="boolean" office:boolean-value="false">
            <text:p>FALSCH</text:p>
          </table:table-cell>
          <table:table-cell table:formula="of:=[.G10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ahn</text:p>
          </table:table-cell>
          <table:table-cell office:value-type="string">
            <text:p>Bah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1]=&quot;true&quot;" office:value-type="boolean" office:boolean-value="false">
            <text:p>FALSCH</text:p>
          </table:table-cell>
          <table:table-cell table:formula="of:=[.E101]=&quot;true&quot;AND([.C101]=&quot;true&quot;)" office:value-type="boolean" office:boolean-value="false">
            <text:p>FALSCH</text:p>
          </table:table-cell>
          <table:table-cell table:formula="of:=[.E101]=&quot;true&quot;" office:value-type="boolean" office:boolean-value="true">
            <text:p>WAHR</text:p>
          </table:table-cell>
          <table:table-cell table:formula="of:=[.G101]=&quot;true&quot;AND([.C101]=&quot;true&quot;)" office:value-type="boolean" office:boolean-value="false">
            <text:p>FALSCH</text:p>
          </table:table-cell>
          <table:table-cell table:formula="of:=[.G10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Bart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2]=&quot;true&quot;" office:value-type="boolean" office:boolean-value="false">
            <text:p>FALSCH</text:p>
          </table:table-cell>
          <table:table-cell table:formula="of:=[.E102]=&quot;true&quot;AND([.C102]=&quot;true&quot;)" office:value-type="boolean" office:boolean-value="false">
            <text:p>FALSCH</text:p>
          </table:table-cell>
          <table:table-cell table:formula="of:=[.E102]=&quot;true&quot;" office:value-type="boolean" office:boolean-value="false">
            <text:p>FALSCH</text:p>
          </table:table-cell>
          <table:table-cell table:formula="of:=[.G102]=&quot;true&quot;AND([.C102]=&quot;true&quot;)" office:value-type="boolean" office:boolean-value="false">
            <text:p>FALSCH</text:p>
          </table:table-cell>
          <table:table-cell table:formula="of:=[.G10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ald</text:p>
          </table:table-cell>
          <table:table-cell office:value-type="string">
            <text:p>Bal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3]=&quot;true&quot;" office:value-type="boolean" office:boolean-value="false">
            <text:p>FALSCH</text:p>
          </table:table-cell>
          <table:table-cell table:formula="of:=[.E103]=&quot;true&quot;AND([.C103]=&quot;true&quot;)" office:value-type="boolean" office:boolean-value="false">
            <text:p>FALSCH</text:p>
          </table:table-cell>
          <table:table-cell table:formula="of:=[.E103]=&quot;true&quot;" office:value-type="boolean" office:boolean-value="true">
            <text:p>WAHR</text:p>
          </table:table-cell>
          <table:table-cell table:formula="of:=[.G103]=&quot;true&quot;AND([.C103]=&quot;true&quot;)" office:value-type="boolean" office:boolean-value="false">
            <text:p>FALSCH</text:p>
          </table:table-cell>
          <table:table-cell table:formula="of:=[.G10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Stand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04]=&quot;true&quot;" office:value-type="boolean" office:boolean-value="false">
            <text:p>FALSCH</text:p>
          </table:table-cell>
          <table:table-cell table:formula="of:=[.E104]=&quot;true&quot;AND([.C104]=&quot;true&quot;)" office:value-type="boolean" office:boolean-value="false">
            <text:p>FALSCH</text:p>
          </table:table-cell>
          <table:table-cell table:formula="of:=[.E104]=&quot;true&quot;" office:value-type="boolean" office:boolean-value="false">
            <text:p>FALSCH</text:p>
          </table:table-cell>
          <table:table-cell table:formula="of:=[.G104]=&quot;true&quot;AND([.C104]=&quot;true&quot;)" office:value-type="boolean" office:boolean-value="false">
            <text:p>FALSCH</text:p>
          </table:table-cell>
          <table:table-cell table:formula="of:=[.G104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Lord</text:p>
          </table:table-cell>
          <table:table-cell office:value-type="string">
            <text:p>Cor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5]=&quot;true&quot;" office:value-type="boolean" office:boolean-value="false">
            <text:p>FALSCH</text:p>
          </table:table-cell>
          <table:table-cell table:formula="of:=[.E105]=&quot;true&quot;AND([.C105]=&quot;true&quot;)" office:value-type="boolean" office:boolean-value="false">
            <text:p>FALSCH</text:p>
          </table:table-cell>
          <table:table-cell table:formula="of:=[.E105]=&quot;true&quot;" office:value-type="boolean" office:boolean-value="true">
            <text:p>WAHR</text:p>
          </table:table-cell>
          <table:table-cell table:formula="of:=[.G105]=&quot;true&quot;AND([.C105]=&quot;true&quot;)" office:value-type="boolean" office:boolean-value="false">
            <text:p>FALSCH</text:p>
          </table:table-cell>
          <table:table-cell table:formula="of:=[.G10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Tee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6]=&quot;true&quot;" office:value-type="boolean" office:boolean-value="false">
            <text:p>FALSCH</text:p>
          </table:table-cell>
          <table:table-cell table:formula="of:=[.E106]=&quot;true&quot;AND([.C106]=&quot;true&quot;)" office:value-type="boolean" office:boolean-value="false">
            <text:p>FALSCH</text:p>
          </table:table-cell>
          <table:table-cell table:formula="of:=[.E106]=&quot;true&quot;" office:value-type="boolean" office:boolean-value="false">
            <text:p>FALSCH</text:p>
          </table:table-cell>
          <table:table-cell table:formula="of:=[.G106]=&quot;true&quot;AND([.C106]=&quot;true&quot;)" office:value-type="boolean" office:boolean-value="false">
            <text:p>FALSCH</text:p>
          </table:table-cell>
          <table:table-cell table:formula="of:=[.G10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Und</text:p>
          </table:table-cell>
          <table:table-cell office:value-type="string">
            <text:p>Fund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7]=&quot;true&quot;" office:value-type="boolean" office:boolean-value="false">
            <text:p>FALSCH</text:p>
          </table:table-cell>
          <table:table-cell table:formula="of:=[.E107]=&quot;true&quot;AND([.C107]=&quot;true&quot;)" office:value-type="boolean" office:boolean-value="false">
            <text:p>FALSCH</text:p>
          </table:table-cell>
          <table:table-cell table:formula="of:=[.E107]=&quot;true&quot;" office:value-type="boolean" office:boolean-value="false">
            <text:p>FALSCH</text:p>
          </table:table-cell>
          <table:table-cell table:formula="of:=[.G107]=&quot;true&quot;AND([.C107]=&quot;true&quot;)" office:value-type="boolean" office:boolean-value="false">
            <text:p>FALSCH</text:p>
          </table:table-cell>
          <table:table-cell table:formula="of:=[.G10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ein</text:p>
          </table:table-cell>
          <table:table-cell office:value-type="string">
            <text:p>Schein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8]=&quot;true&quot;" office:value-type="boolean" office:boolean-value="false">
            <text:p>FALSCH</text:p>
          </table:table-cell>
          <table:table-cell table:formula="of:=[.E108]=&quot;true&quot;AND([.C108]=&quot;true&quot;)" office:value-type="boolean" office:boolean-value="false">
            <text:p>FALSCH</text:p>
          </table:table-cell>
          <table:table-cell table:formula="of:=[.E108]=&quot;true&quot;" office:value-type="boolean" office:boolean-value="false">
            <text:p>FALSCH</text:p>
          </table:table-cell>
          <table:table-cell table:formula="of:=[.G108]=&quot;true&quot;AND([.C108]=&quot;true&quot;)" office:value-type="boolean" office:boolean-value="false">
            <text:p>FALSCH</text:p>
          </table:table-cell>
          <table:table-cell table:formula="of:=[.G10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Ihr</text:p>
          </table:table-cell>
          <table:table-cell office:value-type="string">
            <text:p>Zie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09]=&quot;true&quot;" office:value-type="boolean" office:boolean-value="false">
            <text:p>FALSCH</text:p>
          </table:table-cell>
          <table:table-cell table:formula="of:=[.E109]=&quot;true&quot;AND([.C109]=&quot;true&quot;)" office:value-type="boolean" office:boolean-value="false">
            <text:p>FALSCH</text:p>
          </table:table-cell>
          <table:table-cell table:formula="of:=[.E109]=&quot;true&quot;" office:value-type="boolean" office:boolean-value="false">
            <text:p>FALSCH</text:p>
          </table:table-cell>
          <table:table-cell table:formula="of:=[.G109]=&quot;true&quot;AND([.C109]=&quot;true&quot;)" office:value-type="boolean" office:boolean-value="false">
            <text:p>FALSCH</text:p>
          </table:table-cell>
          <table:table-cell table:formula="of:=[.G10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ohn</text:p>
          </table:table-cell>
          <table:table-cell office:value-type="string">
            <text:p>Soh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0]=&quot;true&quot;" office:value-type="boolean" office:boolean-value="false">
            <text:p>FALSCH</text:p>
          </table:table-cell>
          <table:table-cell table:formula="of:=[.E110]=&quot;true&quot;AND([.C110]=&quot;true&quot;)" office:value-type="boolean" office:boolean-value="false">
            <text:p>FALSCH</text:p>
          </table:table-cell>
          <table:table-cell table:formula="of:=[.E110]=&quot;true&quot;" office:value-type="boolean" office:boolean-value="true">
            <text:p>WAHR</text:p>
          </table:table-cell>
          <table:table-cell table:formula="of:=[.G110]=&quot;true&quot;AND([.C110]=&quot;true&quot;)" office:value-type="boolean" office:boolean-value="false">
            <text:p>FALSCH</text:p>
          </table:table-cell>
          <table:table-cell table:formula="of:=[.G11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ang</text:p>
          </table:table-cell>
          <table:table-cell office:value-type="string">
            <text:p>Tang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1]=&quot;true&quot;" office:value-type="boolean" office:boolean-value="false">
            <text:p>FALSCH</text:p>
          </table:table-cell>
          <table:table-cell table:formula="of:=[.E111]=&quot;true&quot;AND([.C111]=&quot;true&quot;)" office:value-type="boolean" office:boolean-value="false">
            <text:p>FALSCH</text:p>
          </table:table-cell>
          <table:table-cell table:formula="of:=[.E111]=&quot;true&quot;" office:value-type="boolean" office:boolean-value="true">
            <text:p>WAHR</text:p>
          </table:table-cell>
          <table:table-cell table:formula="of:=[.G111]=&quot;true&quot;AND([.C111]=&quot;true&quot;)" office:value-type="boolean" office:boolean-value="false">
            <text:p>FALSCH</text:p>
          </table:table-cell>
          <table:table-cell table:formula="of:=[.G11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lass</text:p>
          </table:table-cell>
          <table:table-cell office:value-type="string">
            <text:p>Nass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2]=&quot;true&quot;" office:value-type="boolean" office:boolean-value="false">
            <text:p>FALSCH</text:p>
          </table:table-cell>
          <table:table-cell table:formula="of:=[.E112]=&quot;true&quot;AND([.C112]=&quot;true&quot;)" office:value-type="boolean" office:boolean-value="false">
            <text:p>FALSCH</text:p>
          </table:table-cell>
          <table:table-cell table:formula="of:=[.E112]=&quot;true&quot;" office:value-type="boolean" office:boolean-value="true">
            <text:p>WAHR</text:p>
          </table:table-cell>
          <table:table-cell table:formula="of:=[.G112]=&quot;true&quot;AND([.C112]=&quot;true&quot;)" office:value-type="boolean" office:boolean-value="false">
            <text:p>FALSCH</text:p>
          </table:table-cell>
          <table:table-cell table:formula="of:=[.G11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ahn</text:p>
          </table:table-cell>
          <table:table-cell office:value-type="string">
            <text:p>Schwan</text:p>
          </table:table-cell>
          <table:table-cell office:value-type="string">
            <text:p>false</text:p>
          </table:table-cell>
          <table:table-cell office:value-type="float" office:value="0.666666666666667">
            <text:p>0,6666666667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3]=&quot;true&quot;" office:value-type="boolean" office:boolean-value="false">
            <text:p>FALSCH</text:p>
          </table:table-cell>
          <table:table-cell table:formula="of:=[.E113]=&quot;true&quot;AND([.C113]=&quot;true&quot;)" office:value-type="boolean" office:boolean-value="false">
            <text:p>FALSCH</text:p>
          </table:table-cell>
          <table:table-cell table:formula="of:=[.E113]=&quot;true&quot;" office:value-type="boolean" office:boolean-value="false">
            <text:p>FALSCH</text:p>
          </table:table-cell>
          <table:table-cell table:formula="of:=[.G113]=&quot;true&quot;AND([.C113]=&quot;true&quot;)" office:value-type="boolean" office:boolean-value="false">
            <text:p>FALSCH</text:p>
          </table:table-cell>
          <table:table-cell table:formula="of:=[.G11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art</text:p>
          </table:table-cell>
          <table:table-cell office:value-type="string">
            <text:p>Start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14]=&quot;true&quot;" office:value-type="boolean" office:boolean-value="false">
            <text:p>FALSCH</text:p>
          </table:table-cell>
          <table:table-cell table:formula="of:=[.E114]=&quot;true&quot;AND([.C114]=&quot;true&quot;)" office:value-type="boolean" office:boolean-value="false">
            <text:p>FALSCH</text:p>
          </table:table-cell>
          <table:table-cell table:formula="of:=[.E114]=&quot;true&quot;" office:value-type="boolean" office:boolean-value="false">
            <text:p>FALSCH</text:p>
          </table:table-cell>
          <table:table-cell table:formula="of:=[.G114]=&quot;true&quot;AND([.C114]=&quot;true&quot;)" office:value-type="boolean" office:boolean-value="false">
            <text:p>FALSCH</text:p>
          </table:table-cell>
          <table:table-cell table:formula="of:=[.G114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Bald</text:p>
          </table:table-cell>
          <table:table-cell office:value-type="string">
            <text:p>Kalt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5]=&quot;true&quot;" office:value-type="boolean" office:boolean-value="false">
            <text:p>FALSCH</text:p>
          </table:table-cell>
          <table:table-cell table:formula="of:=[.E115]=&quot;true&quot;AND([.C115]=&quot;true&quot;)" office:value-type="boolean" office:boolean-value="false">
            <text:p>FALSCH</text:p>
          </table:table-cell>
          <table:table-cell table:formula="of:=[.E115]=&quot;true&quot;" office:value-type="boolean" office:boolean-value="false">
            <text:p>FALSCH</text:p>
          </table:table-cell>
          <table:table-cell table:formula="of:=[.G115]=&quot;true&quot;AND([.C115]=&quot;true&quot;)" office:value-type="boolean" office:boolean-value="false">
            <text:p>FALSCH</text:p>
          </table:table-cell>
          <table:table-cell table:formula="of:=[.G11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tand</text:p>
          </table:table-cell>
          <table:table-cell office:value-type="string">
            <text:p>Rand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16]=&quot;true&quot;" office:value-type="boolean" office:boolean-value="false">
            <text:p>FALSCH</text:p>
          </table:table-cell>
          <table:table-cell table:formula="of:=[.E116]=&quot;true&quot;AND([.C116]=&quot;true&quot;)" office:value-type="boolean" office:boolean-value="false">
            <text:p>FALSCH</text:p>
          </table:table-cell>
          <table:table-cell table:formula="of:=[.E116]=&quot;true&quot;" office:value-type="boolean" office:boolean-value="false">
            <text:p>FALSCH</text:p>
          </table:table-cell>
          <table:table-cell table:formula="of:=[.G116]=&quot;true&quot;AND([.C116]=&quot;true&quot;)" office:value-type="boolean" office:boolean-value="false">
            <text:p>FALSCH</text:p>
          </table:table-cell>
          <table:table-cell table:formula="of:=[.G116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Cord</text:p>
          </table:table-cell>
          <table:table-cell office:value-type="string">
            <text:p>Mor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7]=&quot;true&quot;" office:value-type="boolean" office:boolean-value="false">
            <text:p>FALSCH</text:p>
          </table:table-cell>
          <table:table-cell table:formula="of:=[.E117]=&quot;true&quot;AND([.C117]=&quot;true&quot;)" office:value-type="boolean" office:boolean-value="false">
            <text:p>FALSCH</text:p>
          </table:table-cell>
          <table:table-cell table:formula="of:=[.E117]=&quot;true&quot;" office:value-type="boolean" office:boolean-value="true">
            <text:p>WAHR</text:p>
          </table:table-cell>
          <table:table-cell table:formula="of:=[.G117]=&quot;true&quot;AND([.C117]=&quot;true&quot;)" office:value-type="boolean" office:boolean-value="false">
            <text:p>FALSCH</text:p>
          </table:table-cell>
          <table:table-cell table:formula="of:=[.G11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eer</text:p>
          </table:table-cell>
          <table:table-cell office:value-type="string">
            <text:p>Wer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8]=&quot;true&quot;" office:value-type="boolean" office:boolean-value="false">
            <text:p>FALSCH</text:p>
          </table:table-cell>
          <table:table-cell table:formula="of:=[.E118]=&quot;true&quot;AND([.C118]=&quot;true&quot;)" office:value-type="boolean" office:boolean-value="false">
            <text:p>FALSCH</text:p>
          </table:table-cell>
          <table:table-cell table:formula="of:=[.E118]=&quot;true&quot;" office:value-type="boolean" office:boolean-value="false">
            <text:p>FALSCH</text:p>
          </table:table-cell>
          <table:table-cell table:formula="of:=[.G118]=&quot;true&quot;AND([.C118]=&quot;true&quot;)" office:value-type="boolean" office:boolean-value="false">
            <text:p>FALSCH</text:p>
          </table:table-cell>
          <table:table-cell table:formula="of:=[.G11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und</text:p>
          </table:table-cell>
          <table:table-cell office:value-type="string">
            <text:p>Schund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19]=&quot;true&quot;" office:value-type="boolean" office:boolean-value="false">
            <text:p>FALSCH</text:p>
          </table:table-cell>
          <table:table-cell table:formula="of:=[.E119]=&quot;true&quot;AND([.C119]=&quot;true&quot;)" office:value-type="boolean" office:boolean-value="false">
            <text:p>FALSCH</text:p>
          </table:table-cell>
          <table:table-cell table:formula="of:=[.E119]=&quot;true&quot;" office:value-type="boolean" office:boolean-value="false">
            <text:p>FALSCH</text:p>
          </table:table-cell>
          <table:table-cell table:formula="of:=[.G119]=&quot;true&quot;AND([.C119]=&quot;true&quot;)" office:value-type="boolean" office:boolean-value="false">
            <text:p>FALSCH</text:p>
          </table:table-cell>
          <table:table-cell table:formula="of:=[.G11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chein</text:p>
          </table:table-cell>
          <table:table-cell office:value-type="string">
            <text:p>Kein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0]=&quot;true&quot;" office:value-type="boolean" office:boolean-value="false">
            <text:p>FALSCH</text:p>
          </table:table-cell>
          <table:table-cell table:formula="of:=[.E120]=&quot;true&quot;AND([.C120]=&quot;true&quot;)" office:value-type="boolean" office:boolean-value="false">
            <text:p>FALSCH</text:p>
          </table:table-cell>
          <table:table-cell table:formula="of:=[.E120]=&quot;true&quot;" office:value-type="boolean" office:boolean-value="false">
            <text:p>FALSCH</text:p>
          </table:table-cell>
          <table:table-cell table:formula="of:=[.G120]=&quot;true&quot;AND([.C120]=&quot;true&quot;)" office:value-type="boolean" office:boolean-value="false">
            <text:p>FALSCH</text:p>
          </table:table-cell>
          <table:table-cell table:formula="of:=[.G12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Zier</text:p>
          </table:table-cell>
          <table:table-cell office:value-type="string">
            <text:p>Vier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1]=&quot;true&quot;" office:value-type="boolean" office:boolean-value="false">
            <text:p>FALSCH</text:p>
          </table:table-cell>
          <table:table-cell table:formula="of:=[.E121]=&quot;true&quot;AND([.C121]=&quot;true&quot;)" office:value-type="boolean" office:boolean-value="false">
            <text:p>FALSCH</text:p>
          </table:table-cell>
          <table:table-cell table:formula="of:=[.E121]=&quot;true&quot;" office:value-type="boolean" office:boolean-value="true">
            <text:p>WAHR</text:p>
          </table:table-cell>
          <table:table-cell table:formula="of:=[.G121]=&quot;true&quot;AND([.C121]=&quot;true&quot;)" office:value-type="boolean" office:boolean-value="false">
            <text:p>FALSCH</text:p>
          </table:table-cell>
          <table:table-cell table:formula="of:=[.G12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ohn</text:p>
          </table:table-cell>
          <table:table-cell office:value-type="string">
            <text:p>Ton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2]=&quot;true&quot;" office:value-type="boolean" office:boolean-value="false">
            <text:p>FALSCH</text:p>
          </table:table-cell>
          <table:table-cell table:formula="of:=[.E122]=&quot;true&quot;AND([.C122]=&quot;true&quot;)" office:value-type="boolean" office:boolean-value="false">
            <text:p>FALSCH</text:p>
          </table:table-cell>
          <table:table-cell table:formula="of:=[.E122]=&quot;true&quot;" office:value-type="boolean" office:boolean-value="false">
            <text:p>FALSCH</text:p>
          </table:table-cell>
          <table:table-cell table:formula="of:=[.G122]=&quot;true&quot;AND([.C122]=&quot;true&quot;)" office:value-type="boolean" office:boolean-value="false">
            <text:p>FALSCH</text:p>
          </table:table-cell>
          <table:table-cell table:formula="of:=[.G12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Tang</text:p>
          </table:table-cell>
          <table:table-cell office:value-type="string">
            <text:p>Fang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3]=&quot;true&quot;" office:value-type="boolean" office:boolean-value="false">
            <text:p>FALSCH</text:p>
          </table:table-cell>
          <table:table-cell table:formula="of:=[.E123]=&quot;true&quot;AND([.C123]=&quot;true&quot;)" office:value-type="boolean" office:boolean-value="false">
            <text:p>FALSCH</text:p>
          </table:table-cell>
          <table:table-cell table:formula="of:=[.E123]=&quot;true&quot;" office:value-type="boolean" office:boolean-value="true">
            <text:p>WAHR</text:p>
          </table:table-cell>
          <table:table-cell table:formula="of:=[.G123]=&quot;true&quot;AND([.C123]=&quot;true&quot;)" office:value-type="boolean" office:boolean-value="false">
            <text:p>FALSCH</text:p>
          </table:table-cell>
          <table:table-cell table:formula="of:=[.G12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Nass</text:p>
          </table:table-cell>
          <table:table-cell office:value-type="string">
            <text:p>Bass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4]=&quot;true&quot;" office:value-type="boolean" office:boolean-value="false">
            <text:p>FALSCH</text:p>
          </table:table-cell>
          <table:table-cell table:formula="of:=[.E124]=&quot;true&quot;AND([.C124]=&quot;true&quot;)" office:value-type="boolean" office:boolean-value="false">
            <text:p>FALSCH</text:p>
          </table:table-cell>
          <table:table-cell table:formula="of:=[.E124]=&quot;true&quot;" office:value-type="boolean" office:boolean-value="true">
            <text:p>WAHR</text:p>
          </table:table-cell>
          <table:table-cell table:formula="of:=[.G124]=&quot;true&quot;AND([.C124]=&quot;true&quot;)" office:value-type="boolean" office:boolean-value="false">
            <text:p>FALSCH</text:p>
          </table:table-cell>
          <table:table-cell table:formula="of:=[.G12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chwan</text:p>
          </table:table-cell>
          <table:table-cell office:value-type="string">
            <text:p>Kahn</text:p>
          </table:table-cell>
          <table:table-cell office:value-type="string">
            <text:p>false</text:p>
          </table:table-cell>
          <table:table-cell office:value-type="float" office:value="0.666666666666667">
            <text:p>0,6666666667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5]=&quot;true&quot;" office:value-type="boolean" office:boolean-value="false">
            <text:p>FALSCH</text:p>
          </table:table-cell>
          <table:table-cell table:formula="of:=[.E125]=&quot;true&quot;AND([.C125]=&quot;true&quot;)" office:value-type="boolean" office:boolean-value="false">
            <text:p>FALSCH</text:p>
          </table:table-cell>
          <table:table-cell table:formula="of:=[.E125]=&quot;true&quot;" office:value-type="boolean" office:boolean-value="false">
            <text:p>FALSCH</text:p>
          </table:table-cell>
          <table:table-cell table:formula="of:=[.G125]=&quot;true&quot;AND([.C125]=&quot;true&quot;)" office:value-type="boolean" office:boolean-value="false">
            <text:p>FALSCH</text:p>
          </table:table-cell>
          <table:table-cell table:formula="of:=[.G12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string">
            <text:p>Fahrt</text:p>
          </table:table-cell>
          <table:table-cell office:value-type="string">
            <text:p>false</text:p>
          </table:table-cell>
          <table:table-cell office:value-type="float" office:value="0.6">
            <text:p>0,6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26]=&quot;true&quot;" office:value-type="boolean" office:boolean-value="false">
            <text:p>FALSCH</text:p>
          </table:table-cell>
          <table:table-cell table:formula="of:=[.E126]=&quot;true&quot;AND([.C126]=&quot;true&quot;)" office:value-type="boolean" office:boolean-value="false">
            <text:p>FALSCH</text:p>
          </table:table-cell>
          <table:table-cell table:formula="of:=[.E126]=&quot;true&quot;" office:value-type="boolean" office:boolean-value="false">
            <text:p>FALSCH</text:p>
          </table:table-cell>
          <table:table-cell table:formula="of:=[.G126]=&quot;true&quot;AND([.C126]=&quot;true&quot;)" office:value-type="boolean" office:boolean-value="false">
            <text:p>FALSCH</text:p>
          </table:table-cell>
          <table:table-cell table:formula="of:=[.G126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Kalt</text:p>
          </table:table-cell>
          <table:table-cell office:value-type="string">
            <text:p>Alt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7]=&quot;true&quot;" office:value-type="boolean" office:boolean-value="false">
            <text:p>FALSCH</text:p>
          </table:table-cell>
          <table:table-cell table:formula="of:=[.E127]=&quot;true&quot;AND([.C127]=&quot;true&quot;)" office:value-type="boolean" office:boolean-value="false">
            <text:p>FALSCH</text:p>
          </table:table-cell>
          <table:table-cell table:formula="of:=[.E127]=&quot;true&quot;" office:value-type="boolean" office:boolean-value="false">
            <text:p>FALSCH</text:p>
          </table:table-cell>
          <table:table-cell table:formula="of:=[.G127]=&quot;true&quot;AND([.C127]=&quot;true&quot;)" office:value-type="boolean" office:boolean-value="false">
            <text:p>FALSCH</text:p>
          </table:table-cell>
          <table:table-cell table:formula="of:=[.G12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string">
            <text:p>San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8]=&quot;true&quot;" office:value-type="boolean" office:boolean-value="false">
            <text:p>FALSCH</text:p>
          </table:table-cell>
          <table:table-cell table:formula="of:=[.E128]=&quot;true&quot;AND([.C128]=&quot;true&quot;)" office:value-type="boolean" office:boolean-value="false">
            <text:p>FALSCH</text:p>
          </table:table-cell>
          <table:table-cell table:formula="of:=[.E128]=&quot;true&quot;" office:value-type="boolean" office:boolean-value="true">
            <text:p>WAHR</text:p>
          </table:table-cell>
          <table:table-cell table:formula="of:=[.G128]=&quot;true&quot;AND([.C128]=&quot;true&quot;)" office:value-type="boolean" office:boolean-value="false">
            <text:p>FALSCH</text:p>
          </table:table-cell>
          <table:table-cell table:formula="of:=[.G12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Mord</text:p>
          </table:table-cell>
          <table:table-cell office:value-type="string">
            <text:p>Fort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29]=&quot;true&quot;" office:value-type="boolean" office:boolean-value="false">
            <text:p>FALSCH</text:p>
          </table:table-cell>
          <table:table-cell table:formula="of:=[.E129]=&quot;true&quot;AND([.C129]=&quot;true&quot;)" office:value-type="boolean" office:boolean-value="false">
            <text:p>FALSCH</text:p>
          </table:table-cell>
          <table:table-cell table:formula="of:=[.E129]=&quot;true&quot;" office:value-type="boolean" office:boolean-value="false">
            <text:p>FALSCH</text:p>
          </table:table-cell>
          <table:table-cell table:formula="of:=[.G129]=&quot;true&quot;AND([.C129]=&quot;true&quot;)" office:value-type="boolean" office:boolean-value="false">
            <text:p>FALSCH</text:p>
          </table:table-cell>
          <table:table-cell table:formula="of:=[.G12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er</text:p>
          </table:table-cell>
          <table:table-cell office:value-type="string">
            <text:p>Fai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0]=&quot;true&quot;" office:value-type="boolean" office:boolean-value="false">
            <text:p>FALSCH</text:p>
          </table:table-cell>
          <table:table-cell table:formula="of:=[.E130]=&quot;true&quot;AND([.C130]=&quot;true&quot;)" office:value-type="boolean" office:boolean-value="false">
            <text:p>FALSCH</text:p>
          </table:table-cell>
          <table:table-cell table:formula="of:=[.E130]=&quot;true&quot;" office:value-type="boolean" office:boolean-value="false">
            <text:p>FALSCH</text:p>
          </table:table-cell>
          <table:table-cell table:formula="of:=[.G130]=&quot;true&quot;AND([.C130]=&quot;true&quot;)" office:value-type="boolean" office:boolean-value="false">
            <text:p>FALSCH</text:p>
          </table:table-cell>
          <table:table-cell table:formula="of:=[.G13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chund</text:p>
          </table:table-cell>
          <table:table-cell office:value-type="string">
            <text:p>wund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1]=&quot;true&quot;" office:value-type="boolean" office:boolean-value="false">
            <text:p>FALSCH</text:p>
          </table:table-cell>
          <table:table-cell table:formula="of:=[.E131]=&quot;true&quot;AND([.C131]=&quot;true&quot;)" office:value-type="boolean" office:boolean-value="false">
            <text:p>FALSCH</text:p>
          </table:table-cell>
          <table:table-cell table:formula="of:=[.E131]=&quot;true&quot;" office:value-type="boolean" office:boolean-value="false">
            <text:p>FALSCH</text:p>
          </table:table-cell>
          <table:table-cell table:formula="of:=[.G131]=&quot;true&quot;AND([.C131]=&quot;true&quot;)" office:value-type="boolean" office:boolean-value="false">
            <text:p>FALSCH</text:p>
          </table:table-cell>
          <table:table-cell table:formula="of:=[.G13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Kein</text:p>
          </table:table-cell>
          <table:table-cell office:value-type="string">
            <text:p>Sei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2]=&quot;true&quot;" office:value-type="boolean" office:boolean-value="false">
            <text:p>FALSCH</text:p>
          </table:table-cell>
          <table:table-cell table:formula="of:=[.E132]=&quot;true&quot;AND([.C132]=&quot;true&quot;)" office:value-type="boolean" office:boolean-value="false">
            <text:p>FALSCH</text:p>
          </table:table-cell>
          <table:table-cell table:formula="of:=[.E132]=&quot;true&quot;" office:value-type="boolean" office:boolean-value="true">
            <text:p>WAHR</text:p>
          </table:table-cell>
          <table:table-cell table:formula="of:=[.G132]=&quot;true&quot;AND([.C132]=&quot;true&quot;)" office:value-type="boolean" office:boolean-value="false">
            <text:p>FALSCH</text:p>
          </table:table-cell>
          <table:table-cell table:formula="of:=[.G13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Vier</text:p>
          </table:table-cell>
          <table:table-cell office:value-type="string">
            <text:p>Stier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33]=&quot;true&quot;" office:value-type="boolean" office:boolean-value="false">
            <text:p>FALSCH</text:p>
          </table:table-cell>
          <table:table-cell table:formula="of:=[.E133]=&quot;true&quot;AND([.C133]=&quot;true&quot;)" office:value-type="boolean" office:boolean-value="false">
            <text:p>FALSCH</text:p>
          </table:table-cell>
          <table:table-cell table:formula="of:=[.E133]=&quot;true&quot;" office:value-type="boolean" office:boolean-value="false">
            <text:p>FALSCH</text:p>
          </table:table-cell>
          <table:table-cell table:formula="of:=[.G133]=&quot;true&quot;AND([.C133]=&quot;true&quot;)" office:value-type="boolean" office:boolean-value="false">
            <text:p>FALSCH</text:p>
          </table:table-cell>
          <table:table-cell table:formula="of:=[.G133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Ton</text:p>
          </table:table-cell>
          <table:table-cell office:value-type="string">
            <text:p>Schon</text:p>
          </table:table-cell>
          <table:table-cell office:value-type="string">
            <text:p>false</text:p>
          </table:table-cell>
          <table:table-cell office:value-type="float" office:value="0.6">
            <text:p>0,6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4]=&quot;true&quot;" office:value-type="boolean" office:boolean-value="false">
            <text:p>FALSCH</text:p>
          </table:table-cell>
          <table:table-cell table:formula="of:=[.E134]=&quot;true&quot;AND([.C134]=&quot;true&quot;)" office:value-type="boolean" office:boolean-value="false">
            <text:p>FALSCH</text:p>
          </table:table-cell>
          <table:table-cell table:formula="of:=[.E134]=&quot;true&quot;" office:value-type="boolean" office:boolean-value="false">
            <text:p>FALSCH</text:p>
          </table:table-cell>
          <table:table-cell table:formula="of:=[.G134]=&quot;true&quot;AND([.C134]=&quot;true&quot;)" office:value-type="boolean" office:boolean-value="false">
            <text:p>FALSCH</text:p>
          </table:table-cell>
          <table:table-cell table:formula="of:=[.G13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ang</text:p>
          </table:table-cell>
          <table:table-cell office:value-type="string">
            <text:p>Bang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5]=&quot;true&quot;" office:value-type="boolean" office:boolean-value="false">
            <text:p>FALSCH</text:p>
          </table:table-cell>
          <table:table-cell table:formula="of:=[.E135]=&quot;true&quot;AND([.C135]=&quot;true&quot;)" office:value-type="boolean" office:boolean-value="false">
            <text:p>FALSCH</text:p>
          </table:table-cell>
          <table:table-cell table:formula="of:=[.E135]=&quot;true&quot;" office:value-type="boolean" office:boolean-value="true">
            <text:p>WAHR</text:p>
          </table:table-cell>
          <table:table-cell table:formula="of:=[.G135]=&quot;true&quot;AND([.C135]=&quot;true&quot;)" office:value-type="boolean" office:boolean-value="false">
            <text:p>FALSCH</text:p>
          </table:table-cell>
          <table:table-cell table:formula="of:=[.G135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ass</text:p>
          </table:table-cell>
          <table:table-cell office:value-type="string">
            <text:p>Was</text:p>
          </table:table-cell>
          <table:table-cell office:value-type="string">
            <text:p>false</text:p>
          </table:table-cell>
          <table:table-cell office:value-type="float" office:value="0.5">
            <text:p>0,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6]=&quot;true&quot;" office:value-type="boolean" office:boolean-value="false">
            <text:p>FALSCH</text:p>
          </table:table-cell>
          <table:table-cell table:formula="of:=[.E136]=&quot;true&quot;AND([.C136]=&quot;true&quot;)" office:value-type="boolean" office:boolean-value="false">
            <text:p>FALSCH</text:p>
          </table:table-cell>
          <table:table-cell table:formula="of:=[.E136]=&quot;true&quot;" office:value-type="boolean" office:boolean-value="false">
            <text:p>FALSCH</text:p>
          </table:table-cell>
          <table:table-cell table:formula="of:=[.G136]=&quot;true&quot;AND([.C136]=&quot;true&quot;)" office:value-type="boolean" office:boolean-value="false">
            <text:p>FALSCH</text:p>
          </table:table-cell>
          <table:table-cell table:formula="of:=[.G13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Kahn</text:p>
          </table:table-cell>
          <table:table-cell office:value-type="string">
            <text:p>Mah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7]=&quot;true&quot;" office:value-type="boolean" office:boolean-value="false">
            <text:p>FALSCH</text:p>
          </table:table-cell>
          <table:table-cell table:formula="of:=[.E137]=&quot;true&quot;AND([.C137]=&quot;true&quot;)" office:value-type="boolean" office:boolean-value="false">
            <text:p>FALSCH</text:p>
          </table:table-cell>
          <table:table-cell table:formula="of:=[.E137]=&quot;true&quot;" office:value-type="boolean" office:boolean-value="true">
            <text:p>WAHR</text:p>
          </table:table-cell>
          <table:table-cell table:formula="of:=[.G137]=&quot;true&quot;AND([.C137]=&quot;true&quot;)" office:value-type="boolean" office:boolean-value="false">
            <text:p>FALSCH</text:p>
          </table:table-cell>
          <table:table-cell table:formula="of:=[.G13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ahrt</text:p>
          </table:table-cell>
          <table:table-cell office:value-type="string">
            <text:p>Zart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8]=&quot;true&quot;" office:value-type="boolean" office:boolean-value="false">
            <text:p>FALSCH</text:p>
          </table:table-cell>
          <table:table-cell table:formula="of:=[.E138]=&quot;true&quot;AND([.C138]=&quot;true&quot;)" office:value-type="boolean" office:boolean-value="false">
            <text:p>FALSCH</text:p>
          </table:table-cell>
          <table:table-cell table:formula="of:=[.E138]=&quot;true&quot;" office:value-type="boolean" office:boolean-value="false">
            <text:p>FALSCH</text:p>
          </table:table-cell>
          <table:table-cell table:formula="of:=[.G138]=&quot;true&quot;AND([.C138]=&quot;true&quot;)" office:value-type="boolean" office:boolean-value="false">
            <text:p>FALSCH</text:p>
          </table:table-cell>
          <table:table-cell table:formula="of:=[.G13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Schallt</text:p>
          </table:table-cell>
          <table:table-cell office:value-type="string">
            <text:p>false</text:p>
          </table:table-cell>
          <table:table-cell office:value-type="float" office:value="0.714285714285714">
            <text:p>0,7142857143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39]=&quot;true&quot;" office:value-type="boolean" office:boolean-value="false">
            <text:p>FALSCH</text:p>
          </table:table-cell>
          <table:table-cell table:formula="of:=[.E139]=&quot;true&quot;AND([.C139]=&quot;true&quot;)" office:value-type="boolean" office:boolean-value="false">
            <text:p>FALSCH</text:p>
          </table:table-cell>
          <table:table-cell table:formula="of:=[.E139]=&quot;true&quot;" office:value-type="boolean" office:boolean-value="false">
            <text:p>FALSCH</text:p>
          </table:table-cell>
          <table:table-cell table:formula="of:=[.G139]=&quot;true&quot;AND([.C139]=&quot;true&quot;)" office:value-type="boolean" office:boolean-value="false">
            <text:p>FALSCH</text:p>
          </table:table-cell>
          <table:table-cell table:formula="of:=[.G139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string">
            <text:p>Lan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0]=&quot;true&quot;" office:value-type="boolean" office:boolean-value="false">
            <text:p>FALSCH</text:p>
          </table:table-cell>
          <table:table-cell table:formula="of:=[.E140]=&quot;true&quot;AND([.C140]=&quot;true&quot;)" office:value-type="boolean" office:boolean-value="false">
            <text:p>FALSCH</text:p>
          </table:table-cell>
          <table:table-cell table:formula="of:=[.E140]=&quot;true&quot;" office:value-type="boolean" office:boolean-value="true">
            <text:p>WAHR</text:p>
          </table:table-cell>
          <table:table-cell table:formula="of:=[.G140]=&quot;true&quot;AND([.C140]=&quot;true&quot;)" office:value-type="boolean" office:boolean-value="false">
            <text:p>FALSCH</text:p>
          </table:table-cell>
          <table:table-cell table:formula="of:=[.G140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string">
            <text:p>dort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1]=&quot;true&quot;" office:value-type="boolean" office:boolean-value="false">
            <text:p>FALSCH</text:p>
          </table:table-cell>
          <table:table-cell table:formula="of:=[.E141]=&quot;true&quot;AND([.C141]=&quot;true&quot;)" office:value-type="boolean" office:boolean-value="false">
            <text:p>FALSCH</text:p>
          </table:table-cell>
          <table:table-cell table:formula="of:=[.E141]=&quot;true&quot;" office:value-type="boolean" office:boolean-value="true">
            <text:p>WAHR</text:p>
          </table:table-cell>
          <table:table-cell table:formula="of:=[.G141]=&quot;true&quot;AND([.C141]=&quot;true&quot;)" office:value-type="boolean" office:boolean-value="false">
            <text:p>FALSCH</text:p>
          </table:table-cell>
          <table:table-cell table:formula="of:=[.G141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Fair</text:p>
          </table:table-cell>
          <table:table-cell office:value-type="string">
            <text:p>Leer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2]=&quot;true&quot;" office:value-type="boolean" office:boolean-value="false">
            <text:p>FALSCH</text:p>
          </table:table-cell>
          <table:table-cell table:formula="of:=[.E142]=&quot;true&quot;AND([.C142]=&quot;true&quot;)" office:value-type="boolean" office:boolean-value="false">
            <text:p>FALSCH</text:p>
          </table:table-cell>
          <table:table-cell table:formula="of:=[.E142]=&quot;true&quot;" office:value-type="boolean" office:boolean-value="false">
            <text:p>FALSCH</text:p>
          </table:table-cell>
          <table:table-cell table:formula="of:=[.G142]=&quot;true&quot;AND([.C142]=&quot;true&quot;)" office:value-type="boolean" office:boolean-value="false">
            <text:p>FALSCH</text:p>
          </table:table-cell>
          <table:table-cell table:formula="of:=[.G142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und</text:p>
          </table:table-cell>
          <table:table-cell office:value-type="string">
            <text:p>Rund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3]=&quot;true&quot;" office:value-type="boolean" office:boolean-value="false">
            <text:p>FALSCH</text:p>
          </table:table-cell>
          <table:table-cell table:formula="of:=[.E143]=&quot;true&quot;AND([.C143]=&quot;true&quot;)" office:value-type="boolean" office:boolean-value="false">
            <text:p>FALSCH</text:p>
          </table:table-cell>
          <table:table-cell table:formula="of:=[.E143]=&quot;true&quot;" office:value-type="boolean" office:boolean-value="true">
            <text:p>WAHR</text:p>
          </table:table-cell>
          <table:table-cell table:formula="of:=[.G143]=&quot;true&quot;AND([.C143]=&quot;true&quot;)" office:value-type="boolean" office:boolean-value="false">
            <text:p>FALSCH</text:p>
          </table:table-cell>
          <table:table-cell table:formula="of:=[.G143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ein</text:p>
          </table:table-cell>
          <table:table-cell office:value-type="string">
            <text:p>Bei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4]=&quot;true&quot;" office:value-type="boolean" office:boolean-value="false">
            <text:p>FALSCH</text:p>
          </table:table-cell>
          <table:table-cell table:formula="of:=[.E144]=&quot;true&quot;AND([.C144]=&quot;true&quot;)" office:value-type="boolean" office:boolean-value="false">
            <text:p>FALSCH</text:p>
          </table:table-cell>
          <table:table-cell table:formula="of:=[.E144]=&quot;true&quot;" office:value-type="boolean" office:boolean-value="true">
            <text:p>WAHR</text:p>
          </table:table-cell>
          <table:table-cell table:formula="of:=[.G144]=&quot;true&quot;AND([.C144]=&quot;true&quot;)" office:value-type="boolean" office:boolean-value="false">
            <text:p>FALSCH</text:p>
          </table:table-cell>
          <table:table-cell table:formula="of:=[.G144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Stier</text:p>
          </table:table-cell>
          <table:table-cell office:value-type="string">
            <text:p>Bier</text:p>
          </table:table-cell>
          <table:table-cell office:value-type="string">
            <text:p>false</text:p>
          </table:table-cell>
          <table:table-cell office:value-type="float" office:value="0.4">
            <text:p>0,4</text:p>
          </table:table-cell>
          <table:table-cell office:value-type="string">
            <text:p>false</text:p>
          </table:table-cell>
          <table:table-cell office:value-type="float" office:value="0.75">
            <text:p>0,75</text:p>
          </table:table-cell>
          <table:table-cell office:value-type="string">
            <text:p>false</text:p>
          </table:table-cell>
          <table:table-cell table:formula="of:=[.C145]=&quot;true&quot;" office:value-type="boolean" office:boolean-value="false">
            <text:p>FALSCH</text:p>
          </table:table-cell>
          <table:table-cell table:formula="of:=[.E145]=&quot;true&quot;AND([.C145]=&quot;true&quot;)" office:value-type="boolean" office:boolean-value="false">
            <text:p>FALSCH</text:p>
          </table:table-cell>
          <table:table-cell table:formula="of:=[.E145]=&quot;true&quot;" office:value-type="boolean" office:boolean-value="false">
            <text:p>FALSCH</text:p>
          </table:table-cell>
          <table:table-cell table:formula="of:=[.G145]=&quot;true&quot;AND([.C145]=&quot;true&quot;)" office:value-type="boolean" office:boolean-value="false">
            <text:p>FALSCH</text:p>
          </table:table-cell>
          <table:table-cell table:formula="of:=[.G145]=&quot;true&quot;" office:value-type="boolean" office:boolean-value="false">
            <text:p>FALSCH</text:p>
          </table:table-cell>
        </table:table-row>
        <table:table-row table:style-name="ro1">
          <table:table-cell office:value-type="string">
            <text:p>Schon</text:p>
          </table:table-cell>
          <table:table-cell office:value-type="string">
            <text:p>Mohn</text:p>
          </table:table-cell>
          <table:table-cell office:value-type="string">
            <text:p>false</text:p>
          </table:table-cell>
          <table:table-cell office:value-type="float" office:value="0.6">
            <text:p>0,6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6]=&quot;true&quot;" office:value-type="boolean" office:boolean-value="false">
            <text:p>FALSCH</text:p>
          </table:table-cell>
          <table:table-cell table:formula="of:=[.E146]=&quot;true&quot;AND([.C146]=&quot;true&quot;)" office:value-type="boolean" office:boolean-value="false">
            <text:p>FALSCH</text:p>
          </table:table-cell>
          <table:table-cell table:formula="of:=[.E146]=&quot;true&quot;" office:value-type="boolean" office:boolean-value="false">
            <text:p>FALSCH</text:p>
          </table:table-cell>
          <table:table-cell table:formula="of:=[.G146]=&quot;true&quot;AND([.C146]=&quot;true&quot;)" office:value-type="boolean" office:boolean-value="false">
            <text:p>FALSCH</text:p>
          </table:table-cell>
          <table:table-cell table:formula="of:=[.G146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Bang</text:p>
          </table:table-cell>
          <table:table-cell office:value-type="string">
            <text:p>Rang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7]=&quot;true&quot;" office:value-type="boolean" office:boolean-value="false">
            <text:p>FALSCH</text:p>
          </table:table-cell>
          <table:table-cell table:formula="of:=[.E147]=&quot;true&quot;AND([.C147]=&quot;true&quot;)" office:value-type="boolean" office:boolean-value="false">
            <text:p>FALSCH</text:p>
          </table:table-cell>
          <table:table-cell table:formula="of:=[.E147]=&quot;true&quot;" office:value-type="boolean" office:boolean-value="true">
            <text:p>WAHR</text:p>
          </table:table-cell>
          <table:table-cell table:formula="of:=[.G147]=&quot;true&quot;AND([.C147]=&quot;true&quot;)" office:value-type="boolean" office:boolean-value="false">
            <text:p>FALSCH</text:p>
          </table:table-cell>
          <table:table-cell table:formula="of:=[.G147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as</text:p>
          </table:table-cell>
          <table:table-cell office:value-type="string">
            <text:p>false</text:p>
          </table:table-cell>
          <table:table-cell office:value-type="float" office:value="0.333333333333333">
            <text:p>0,3333333333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8]=&quot;true&quot;" office:value-type="boolean" office:boolean-value="false">
            <text:p>FALSCH</text:p>
          </table:table-cell>
          <table:table-cell table:formula="of:=[.E148]=&quot;true&quot;AND([.C148]=&quot;true&quot;)" office:value-type="boolean" office:boolean-value="false">
            <text:p>FALSCH</text:p>
          </table:table-cell>
          <table:table-cell table:formula="of:=[.E148]=&quot;true&quot;" office:value-type="boolean" office:boolean-value="false">
            <text:p>FALSCH</text:p>
          </table:table-cell>
          <table:table-cell table:formula="of:=[.G148]=&quot;true&quot;AND([.C148]=&quot;true&quot;)" office:value-type="boolean" office:boolean-value="false">
            <text:p>FALSCH</text:p>
          </table:table-cell>
          <table:table-cell table:formula="of:=[.G148]=&quot;true&quot;" office:value-type="boolean" office:boolean-value="true">
            <text:p>WAHR</text:p>
          </table:table-cell>
        </table:table-row>
        <table:table-row table:style-name="ro1">
          <table:table-cell office:value-type="string">
            <text:p>Mahn</text:p>
          </table:table-cell>
          <table:table-cell office:value-type="string">
            <text:p>Lahn</text:p>
          </table:table-cell>
          <table:table-cell office:value-type="string">
            <text:p>fals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office:value-type="float" office:value="0.25">
            <text:p>0,25</text:p>
          </table:table-cell>
          <table:table-cell office:value-type="string">
            <text:p>true</text:p>
          </table:table-cell>
          <table:table-cell table:formula="of:=[.C149]=&quot;true&quot;" office:value-type="boolean" office:boolean-value="false">
            <text:p>FALSCH</text:p>
          </table:table-cell>
          <table:table-cell table:formula="of:=[.E149]=&quot;true&quot;AND([.C149]=&quot;true&quot;)" office:value-type="boolean" office:boolean-value="false">
            <text:p>FALSCH</text:p>
          </table:table-cell>
          <table:table-cell table:formula="of:=[.E149]=&quot;true&quot;" office:value-type="boolean" office:boolean-value="true">
            <text:p>WAHR</text:p>
          </table:table-cell>
          <table:table-cell table:formula="of:=[.G149]=&quot;true&quot;AND([.C149]=&quot;true&quot;)" office:value-type="boolean" office:boolean-value="false">
            <text:p>FALSCH</text:p>
          </table:table-cell>
          <table:table-cell table:formula="of:=[.G149]=&quot;true&quot;" office:value-type="boolean" office:boolean-value="true">
            <text:p>WAHR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formula="of:=COUNTIF([.H1:.H149];&quot;Wahr&quot;)" office:value-type="float" office:value="89">
            <text:p>89</text:p>
          </table:table-cell>
          <table:table-cell table:formula="of:=COUNTIF([.I1:.I149];&quot;Wahr&quot;)" office:value-type="float" office:value="86">
            <text:p>86</text:p>
          </table:table-cell>
          <table:table-cell table:formula="of:=COUNTIF([.J1:.J149];&quot;Wahr&quot;)" office:value-type="float" office:value="111">
            <text:p>111</text:p>
          </table:table-cell>
          <table:table-cell table:formula="of:=COUNTIF([.K1:.K149];&quot;Wahr&quot;)" office:value-type="float" office:value="84">
            <text:p>84</text:p>
          </table:table-cell>
          <table:table-cell table:formula="of:=COUNTIF([.L1:.L149];&quot;Wahr&quot;)" office:value-type="float" office:value="138">
            <text:p>138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office:value-type="string">
            <text:p>Only Levenshtein</text:p>
          </table:table-cell>
          <table:table-cell table:number-columns-repeated="2"/>
          <table:table-cell office:value-type="string">
            <text:p>Levenshtein on Soundex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office:value-type="string">
            <text:p>Precision:</text:p>
          </table:table-cell>
          <table:table-cell table:formula="of:=[.I151]/[.J151]" office:value-type="float" office:value="0.774774774774775">
            <text:p>0,7747747748</text:p>
          </table:table-cell>
          <table:table-cell/>
          <table:table-cell office:value-type="string">
            <text:p>Precision</text:p>
          </table:table-cell>
          <table:table-cell table:formula="of:=[.K151]/[.L151]" office:value-type="float" office:value="0.608695652173913">
            <text:p>0,608695652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office:value-type="string">
            <text:p>Recall:</text:p>
          </table:table-cell>
          <table:table-cell table:formula="of:=[.I151]/[.H151]" office:value-type="float" office:value="0.966292134831461">
            <text:p>0,9662921348</text:p>
          </table:table-cell>
          <table:table-cell/>
          <table:table-cell office:value-type="string">
            <text:p>Recall:</text:p>
          </table:table-cell>
          <table:table-cell table:formula="of:=[.K151]/[.H151]" office:value-type="float" office:value="0.943820224719101">
            <text:p>0,943820224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.12.2012</text:date>, <text:time>18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12-12T18:55:40</dc:date>
    <dc:creator>robert </dc:creator>
    <meta:document-statistic meta:table-count="1" meta:cell-count="1803" meta:object-count="0"/>
  </office:meta>
</office:document-meta>
</file>